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F" svg:font-family="" style:font-family-generic="roman"/>
    <style:font-face style:name="Times New Roman1" svg:font-family="'Times New Roman'" style:font-family-generic="roman"/>
    <style:font-face style:name=".Helvetica Neue DeskInterface" svg:font-family="'.Helvetica Neue DeskInterfac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ReadCommandTable" style:family="table">
      <style:table-properties style:width="6.9236in" table:align="left" style:may-break-between-rows="false" style:writing-mode="lr-tb"/>
    </style:style>
    <style:style style:name="ReadCommandTable.A" style:family="table-column">
      <style:table-column-properties style:column-width="0.6201in"/>
    </style:style>
    <style:style style:name="ReadCommandTable.B" style:family="table-column">
      <style:table-column-properties style:column-width="1.5493in"/>
    </style:style>
    <style:style style:name="ReadCommandTable.C" style:family="table-column">
      <style:table-column-properties style:column-width="0.6729in"/>
    </style:style>
    <style:style style:name="ReadCommandTable.D" style:family="table-column">
      <style:table-column-properties style:column-width="0.6042in"/>
    </style:style>
    <style:style style:name="ReadCommandTable.E" style:family="table-column">
      <style:table-column-properties style:column-width="0.5972in"/>
    </style:style>
    <style:style style:name="ReadCommandTable.F" style:family="table-column">
      <style:table-column-properties style:column-width="0.5743in"/>
    </style:style>
    <style:style style:name="ReadCommandTable.G" style:family="table-column">
      <style:table-column-properties style:column-width="0.8542in"/>
    </style:style>
    <style:style style:name="ReadCommandTable.H" style:family="table-column">
      <style:table-column-properties style:column-width="1.4514in"/>
    </style:style>
    <style:style style:name="ReadCommandTable.A1" style:family="table-cell">
      <style:table-cell-properties fo:padding="0.0382in" fo:border-left="0.0007in solid #000000" fo:border-right="none" fo:border-top="0.0007in solid #000000" fo:border-bottom="0.0007in solid #000000"/>
    </style:style>
    <style:style style:name="ReadCommandTable.H1" style:family="table-cell">
      <style:table-cell-properties fo:padding="0.0382in" fo:border="0.0007in solid #000000"/>
    </style:style>
    <style:style style:name="ReadCommandTable.A2" style:family="table-cell">
      <style:table-cell-properties fo:padding="0.0382in" fo:border-left="0.0007in solid #000000" fo:border-right="none" fo:border-top="none" fo:border-bottom="0.0007in solid #000000"/>
    </style:style>
    <style:style style:name="ReadCommandTable.H2" style:family="table-cell">
      <style:table-cell-properties fo:padding="0.0382in" fo:border-left="0.0007in solid #000000" fo:border-right="0.0007in solid #000000" fo:border-top="none" fo:border-bottom="0.0007in solid #000000"/>
    </style:style>
    <style:style style:name="Table4" style:family="table">
      <style:table-properties style:width="6.9236in" table:align="left" style:may-break-between-rows="false" style:writing-mode="lr-tb"/>
    </style:style>
    <style:style style:name="Table4.A" style:family="table-column">
      <style:table-column-properties style:column-width="0.6201in"/>
    </style:style>
    <style:style style:name="Table4.B" style:family="table-column">
      <style:table-column-properties style:column-width="1.5493in"/>
    </style:style>
    <style:style style:name="Table4.C" style:family="table-column">
      <style:table-column-properties style:column-width="0.6729in"/>
    </style:style>
    <style:style style:name="Table4.D" style:family="table-column">
      <style:table-column-properties style:column-width="0.6042in"/>
    </style:style>
    <style:style style:name="Table4.E" style:family="table-column">
      <style:table-column-properties style:column-width="0.5972in"/>
    </style:style>
    <style:style style:name="Table4.F" style:family="table-column">
      <style:table-column-properties style:column-width="0.5743in"/>
    </style:style>
    <style:style style:name="Table4.G" style:family="table-column">
      <style:table-column-properties style:column-width="0.8542in"/>
    </style:style>
    <style:style style:name="Table4.H" style:family="table-column">
      <style:table-column-properties style:column-width="1.4514in"/>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H2"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may-break-between-rows="false" style:writing-mode="lr-tb"/>
    </style:style>
    <style:style style:name="Table8.A" style:family="table-column">
      <style:table-column-properties style:column-width="0.6125in"/>
    </style:style>
    <style:style style:name="Table8.B" style:family="table-column">
      <style:table-column-properties style:column-width="1.5569in"/>
    </style:style>
    <style:style style:name="Table8.C" style:family="table-column">
      <style:table-column-properties style:column-width="0.6653in"/>
    </style:style>
    <style:style style:name="Table8.D" style:family="table-column">
      <style:table-column-properties style:column-width="0.6118in"/>
    </style:style>
    <style:style style:name="Table8.E" style:family="table-column">
      <style:table-column-properties style:column-width="0.5972in"/>
    </style:style>
    <style:style style:name="Table8.F" style:family="table-column">
      <style:table-column-properties style:column-width="0.5743in"/>
    </style:style>
    <style:style style:name="Table8.G" style:family="table-column">
      <style:table-column-properties style:column-width="0.8542in"/>
    </style:style>
    <style:style style:name="Table8.H" style:family="table-column">
      <style:table-column-properties style:column-width="1.4514in"/>
    </style:style>
    <style:style style:name="Table8.A1" style:family="table-cell">
      <style:table-cell-properties fo:padding="0.0382in" fo:border-left="0.0007in solid #000000" fo:border-right="none" fo:border-top="0.0007in solid #000000" fo:border-bottom="0.0007in solid #000000"/>
    </style:style>
    <style:style style:name="Table8.H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H2" style:family="table-cell">
      <style:table-cell-properties fo:padding="0.0382in" fo:border-left="0.0007in solid #000000" fo:border-right="0.0007in solid #000000" fo:border-top="none" fo:border-bottom="0.0007in solid #000000"/>
    </style:style>
    <style:style style:name="Table23" style:family="table">
      <style:table-properties style:width="6.9236in" table:align="left" style:may-break-between-rows="false" style:writing-mode="lr-tb"/>
    </style:style>
    <style:style style:name="Table23.A" style:family="table-column">
      <style:table-column-properties style:column-width="0.6201in"/>
    </style:style>
    <style:style style:name="Table23.B" style:family="table-column">
      <style:table-column-properties style:column-width="1.5493in"/>
    </style:style>
    <style:style style:name="Table23.C" style:family="table-column">
      <style:table-column-properties style:column-width="0.6729in"/>
    </style:style>
    <style:style style:name="Table23.D" style:family="table-column">
      <style:table-column-properties style:column-width="0.6042in"/>
    </style:style>
    <style:style style:name="Table23.E" style:family="table-column">
      <style:table-column-properties style:column-width="0.5972in"/>
    </style:style>
    <style:style style:name="Table23.F" style:family="table-column">
      <style:table-column-properties style:column-width="0.5743in"/>
    </style:style>
    <style:style style:name="Table23.G" style:family="table-column">
      <style:table-column-properties style:column-width="0.8542in"/>
    </style:style>
    <style:style style:name="Table23.H" style:family="table-column">
      <style:table-column-properties style:column-width="1.4514in"/>
    </style:style>
    <style:style style:name="Table23.A1" style:family="table-cell">
      <style:table-cell-properties fo:padding="0.0382in" fo:border-left="0.0007in solid #000000" fo:border-right="none" fo:border-top="0.0007in solid #000000" fo:border-bottom="0.0007in solid #000000"/>
    </style:style>
    <style:style style:name="Table23.H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H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may-break-between-rows="false" style:writing-mode="lr-tb"/>
    </style:style>
    <style:style style:name="Table5.A" style:family="table-column">
      <style:table-column-properties style:column-width="0.6125in"/>
    </style:style>
    <style:style style:name="Table5.B" style:family="table-column">
      <style:table-column-properties style:column-width="1.5493in"/>
    </style:style>
    <style:style style:name="Table5.C" style:family="table-column">
      <style:table-column-properties style:column-width="0.6729in"/>
    </style:style>
    <style:style style:name="Table5.D" style:family="table-column">
      <style:table-column-properties style:column-width="0.6118in"/>
    </style:style>
    <style:style style:name="Table5.E" style:family="table-column">
      <style:table-column-properties style:column-width="0.5972in"/>
    </style:style>
    <style:style style:name="Table5.F" style:family="table-column">
      <style:table-column-properties style:column-width="0.5819in"/>
    </style:style>
    <style:style style:name="Table5.G" style:family="table-column">
      <style:table-column-properties style:column-width="0.8465in"/>
    </style:style>
    <style:style style:name="Table5.H" style:family="table-column">
      <style:table-column-properties style:column-width="1.4514in"/>
    </style:style>
    <style:style style:name="Table5.A1" style:family="table-cell">
      <style:table-cell-properties fo:padding="0.0382in" fo:border-left="0.0007in solid #000000" fo:border-right="none" fo:border-top="0.0007in solid #000000" fo:border-bottom="0.0007in solid #000000"/>
    </style:style>
    <style:style style:name="Table5.H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H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may-break-between-rows="false" style:writing-mode="lr-tb"/>
    </style:style>
    <style:style style:name="Table2.A" style:family="table-column">
      <style:table-column-properties style:column-width="0.6125in"/>
    </style:style>
    <style:style style:name="Table2.B" style:family="table-column">
      <style:table-column-properties style:column-width="1.5493in"/>
    </style:style>
    <style:style style:name="Table2.C" style:family="table-column">
      <style:table-column-properties style:column-width="0.6729in"/>
    </style:style>
    <style:style style:name="Table2.D" style:family="table-column">
      <style:table-column-properties style:column-width="0.6118in"/>
    </style:style>
    <style:style style:name="Table2.E" style:family="table-column">
      <style:table-column-properties style:column-width="0.5972in"/>
    </style:style>
    <style:style style:name="Table2.F" style:family="table-column">
      <style:table-column-properties style:column-width="0.5819in"/>
    </style:style>
    <style:style style:name="Table2.G" style:family="table-column">
      <style:table-column-properties style:column-width="0.8465in"/>
    </style:style>
    <style:style style:name="Table2.H" style:family="table-column">
      <style:table-column-properties style:column-width="1.4514in"/>
    </style:style>
    <style:style style:name="Table2.A1" style:family="table-cell">
      <style:table-cell-properties fo:padding="0.0382in" fo:border-left="0.0007in solid #000000" fo:border-right="none" fo:border-top="0.0007in solid #000000" fo:border-bottom="0.0007in solid #000000"/>
    </style:style>
    <style:style style:name="Table2.H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H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may-break-between-rows="false" style:writing-mode="lr-tb"/>
    </style:style>
    <style:style style:name="Table6.A" style:family="table-column">
      <style:table-column-properties style:column-width="0.6125in"/>
    </style:style>
    <style:style style:name="Table6.B" style:family="table-column">
      <style:table-column-properties style:column-width="1.5493in"/>
    </style:style>
    <style:style style:name="Table6.C" style:family="table-column">
      <style:table-column-properties style:column-width="0.6729in"/>
    </style:style>
    <style:style style:name="Table6.D" style:family="table-column">
      <style:table-column-properties style:column-width="0.6118in"/>
    </style:style>
    <style:style style:name="Table6.E" style:family="table-column">
      <style:table-column-properties style:column-width="0.5972in"/>
    </style:style>
    <style:style style:name="Table6.F" style:family="table-column">
      <style:table-column-properties style:column-width="0.5819in"/>
    </style:style>
    <style:style style:name="Table6.G" style:family="table-column">
      <style:table-column-properties style:column-width="0.8465in"/>
    </style:style>
    <style:style style:name="Table6.H" style:family="table-column">
      <style:table-column-properties style:column-width="1.4514in"/>
    </style:style>
    <style:style style:name="Table6.A1" style:family="table-cell">
      <style:table-cell-properties fo:padding="0.0382in" fo:border-left="0.0007in solid #000000" fo:border-right="none" fo:border-top="0.0007in solid #000000" fo:border-bottom="0.0007in solid #000000"/>
    </style:style>
    <style:style style:name="Table6.H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H2"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may-break-between-rows="false" style:writing-mode="lr-tb"/>
    </style:style>
    <style:style style:name="Table7.A" style:family="table-column">
      <style:table-column-properties style:column-width="0.6125in"/>
    </style:style>
    <style:style style:name="Table7.B" style:family="table-column">
      <style:table-column-properties style:column-width="1.5493in"/>
    </style:style>
    <style:style style:name="Table7.C" style:family="table-column">
      <style:table-column-properties style:column-width="0.6729in"/>
    </style:style>
    <style:style style:name="Table7.D" style:family="table-column">
      <style:table-column-properties style:column-width="0.6118in"/>
    </style:style>
    <style:style style:name="Table7.E" style:family="table-column">
      <style:table-column-properties style:column-width="0.5972in"/>
    </style:style>
    <style:style style:name="Table7.F" style:family="table-column">
      <style:table-column-properties style:column-width="0.5819in"/>
    </style:style>
    <style:style style:name="Table7.G" style:family="table-column">
      <style:table-column-properties style:column-width="0.8465in"/>
    </style:style>
    <style:style style:name="Table7.H" style:family="table-column">
      <style:table-column-properties style:column-width="1.4514in"/>
    </style:style>
    <style:style style:name="Table7.A1" style:family="table-cell">
      <style:table-cell-properties fo:padding="0.0382in" fo:border-left="0.0007in solid #000000" fo:border-right="none" fo:border-top="0.0007in solid #000000" fo:border-bottom="0.0007in solid #000000"/>
    </style:style>
    <style:style style:name="Table7.H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H2" style:family="table-cell">
      <style:table-cell-properties fo:padding="0.0382in" fo:border-left="0.0007in solid #000000" fo:border-right="0.0007in solid #000000" fo:border-top="none" fo:border-bottom="0.0007in solid #000000"/>
    </style:style>
    <style:style style:name="Table3" style:family="table">
      <style:table-properties style:width="6.9236in" table:align="left" style:may-break-between-rows="false" style:writing-mode="lr-tb"/>
    </style:style>
    <style:style style:name="Table3.A" style:family="table-column">
      <style:table-column-properties style:column-width="0.6125in"/>
    </style:style>
    <style:style style:name="Table3.B" style:family="table-column">
      <style:table-column-properties style:column-width="1.5493in"/>
    </style:style>
    <style:style style:name="Table3.C" style:family="table-column">
      <style:table-column-properties style:column-width="0.6729in"/>
    </style:style>
    <style:style style:name="Table3.D" style:family="table-column">
      <style:table-column-properties style:column-width="0.6118in"/>
    </style:style>
    <style:style style:name="Table3.E" style:family="table-column">
      <style:table-column-properties style:column-width="0.5972in"/>
    </style:style>
    <style:style style:name="Table3.F" style:family="table-column">
      <style:table-column-properties style:column-width="0.5819in"/>
    </style:style>
    <style:style style:name="Table3.G" style:family="table-column">
      <style:table-column-properties style:column-width="0.8465in"/>
    </style:style>
    <style:style style:name="Table3.H" style:family="table-column">
      <style:table-column-properties style:column-width="1.4514in"/>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H2" style:family="table-cell">
      <style:table-cell-properties fo:padding="0.0382in" fo:border-left="0.0007in solid #000000" fo:border-right="0.0007in solid #000000" fo:border-top="none" fo:border-bottom="0.0007in solid #000000"/>
    </style:style>
    <style:style style:name="Table9" style:family="table">
      <style:table-properties style:width="6.9167in" table:align="left" style:may-break-between-rows="false" style:writing-mode="lr-tb"/>
    </style:style>
    <style:style style:name="Table9.A" style:family="table-column">
      <style:table-column-properties style:column-width="0.8646in"/>
    </style:style>
    <style:style style:name="Table9.C" style:family="table-column">
      <style:table-column-properties style:column-width="0.7563in"/>
    </style:style>
    <style:style style:name="Table9.G" style:family="table-column">
      <style:table-column-properties style:column-width="1.0813in"/>
    </style:style>
    <style:style style:name="Table9.A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10" style:family="table">
      <style:table-properties style:width="6.9167in" table:align="left" style:may-break-between-rows="false" style:writing-mode="lr-tb"/>
    </style:style>
    <style:style style:name="Table10.A" style:family="table-column">
      <style:table-column-properties style:column-width="0.8646in"/>
    </style:style>
    <style:style style:name="Table10.C" style:family="table-column">
      <style:table-column-properties style:column-width="0.7563in"/>
    </style:style>
    <style:style style:name="Table10.G" style:family="table-column">
      <style:table-column-properties style:column-width="1.0813in"/>
    </style:style>
    <style:style style:name="Table10.A1" style:family="table-cell">
      <style:table-cell-properties fo:padding="0.0382in" fo:border-left="0.0007in solid #000000" fo:border-right="none" fo:border-top="0.0007in solid #000000" fo:border-bottom="0.0007in solid #000000"/>
    </style:style>
    <style:style style:name="Table10.H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H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may-break-between-rows="false" style:writing-mode="lr-tb"/>
    </style:style>
    <style:style style:name="Table11.A" style:family="table-column">
      <style:table-column-properties style:column-width="0.5403in"/>
    </style:style>
    <style:style style:name="Table11.C" style:family="table-column">
      <style:table-column-properties style:column-width="1.0771in"/>
    </style:style>
    <style:style style:name="Table11.D" style:family="table-column">
      <style:table-column-properties style:column-width="0.9194in"/>
    </style:style>
    <style:style style:name="Table11.H" style:family="table-column">
      <style:table-column-properties style:column-width="1.0882in"/>
    </style:style>
    <style:style style:name="Table11.A1" style:family="table-cell">
      <style:table-cell-properties fo:padding="0.0382in" fo:border-left="0.0007in solid #000000" fo:border-right="none" fo:border-top="0.0007in solid #000000" fo:border-bottom="0.0007in solid #000000"/>
    </style:style>
    <style:style style:name="Table11.H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H2" style:family="table-cell">
      <style:table-cell-properties fo:padding="0.0382in" fo:border-left="0.0007in solid #000000" fo:border-right="0.0007in solid #000000" fo:border-top="none" fo:border-bottom="0.0007in solid #000000"/>
    </style:style>
    <style:style style:name="Table12" style:family="table">
      <style:table-properties style:width="6.9188in" table:align="left" style:may-break-between-rows="false" style:writing-mode="lr-tb"/>
    </style:style>
    <style:style style:name="Table12.A" style:family="table-column">
      <style:table-column-properties style:column-width="0.5403in"/>
    </style:style>
    <style:style style:name="Table12.B" style:family="table-column">
      <style:table-column-properties style:column-width="0.5333in"/>
    </style:style>
    <style:style style:name="Table12.C" style:family="table-column">
      <style:table-column-properties style:column-width="0.6347in"/>
    </style:style>
    <style:style style:name="Table12.D" style:family="table-column">
      <style:table-column-properties style:column-width="0.4799in"/>
    </style:style>
    <style:style style:name="Table12.M" style:family="table-column">
      <style:table-column-properties style:column-width="0.8917in"/>
    </style:style>
    <style:style style:name="Table12.A1" style:family="table-cell">
      <style:table-cell-properties fo:padding="0.0382in" fo:border-left="0.0007in solid #000000" fo:border-right="none" fo:border-top="0.0007in solid #000000" fo:border-bottom="0.0007in solid #000000"/>
    </style:style>
    <style:style style:name="Table12.M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M2" style:family="table-cell">
      <style:table-cell-properties fo:padding="0.0382in" fo:border-left="0.0007in solid #000000" fo:border-right="0.0007in solid #000000" fo:border-top="none" fo:border-bottom="0.0007in solid #000000"/>
    </style:style>
    <style:style style:name="Table13" style:family="table">
      <style:table-properties style:width="6.9146in" table:align="left" style:may-break-between-rows="false" style:writing-mode="lr-tb"/>
    </style:style>
    <style:style style:name="Table13.A" style:family="table-column">
      <style:table-column-properties style:column-width="0.8333in"/>
    </style:style>
    <style:style style:name="Table13.H" style:family="table-column">
      <style:table-column-properties style:column-width="1.0813in"/>
    </style:style>
    <style:style style:name="Table13.A1" style:family="table-cell">
      <style:table-cell-properties fo:padding="0.0382in" fo:border-left="0.0007in solid #000000" fo:border-right="none" fo:border-top="0.0007in solid #000000" fo:border-bottom="0.0007in solid #000000"/>
    </style:style>
    <style:style style:name="Table13.H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H2" style:family="table-cell">
      <style:table-cell-properties fo:padding="0.0382in" fo:border-left="0.0007in solid #000000" fo:border-right="0.0007in solid #000000" fo:border-top="none" fo:border-bottom="0.0007in solid #000000"/>
    </style:style>
    <style:style style:name="Table14" style:family="table">
      <style:table-properties style:width="6.9146in" table:align="left" style:may-break-between-rows="false" style:writing-mode="lr-tb"/>
    </style:style>
    <style:style style:name="Table14.A" style:family="table-column">
      <style:table-column-properties style:column-width="0.8313in"/>
    </style:style>
    <style:style style:name="Table14.C" style:family="table-column">
      <style:table-column-properties style:column-width="1.0958in"/>
    </style:style>
    <style:style style:name="Table14.D" style:family="table-column">
      <style:table-column-properties style:column-width="0.8083in"/>
    </style:style>
    <style:style style:name="Table14.H" style:family="table-column">
      <style:table-column-properties style:column-width="0.9229in"/>
    </style:style>
    <style:style style:name="Table14.A1" style:family="table-cell">
      <style:table-cell-properties fo:padding="0.0382in" fo:border-left="0.0007in solid #000000" fo:border-right="none" fo:border-top="0.0007in solid #000000" fo:border-bottom="0.0007in solid #000000"/>
    </style:style>
    <style:style style:name="Table14.H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H2" style:family="table-cell">
      <style:table-cell-properties fo:padding="0.0382in" fo:border-left="0.0007in solid #000000" fo:border-right="0.0007in solid #000000" fo:border-top="none" fo:border-bottom="0.0007in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8646in"/>
    </style:style>
    <style:style style:name="Table15.A1" style:family="table-cell">
      <style:table-cell-properties fo:padding="0.0382in" fo:border-left="0.0007in solid #000000" fo:border-right="none" fo:border-top="0.0007in solid #000000" fo:border-bottom="0.0007in solid #000000"/>
    </style:style>
    <style:style style:name="Table15.H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8646in"/>
    </style:style>
    <style:style style:name="Table16.A1" style:family="table-cell">
      <style:table-cell-properties fo:padding="0.0382in" fo:border-left="0.0007in solid #000000" fo:border-right="none" fo:border-top="0.0007in solid #000000" fo:border-bottom="0.0007in solid #000000"/>
    </style:style>
    <style:style style:name="Table16.H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6285in"/>
    </style:style>
    <style:style style:name="Table17.C" style:family="table-column">
      <style:table-column-properties style:column-width="5.6563in"/>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6285in"/>
    </style:style>
    <style:style style:name="Table18.C" style:family="table-column">
      <style:table-column-properties style:column-width="5.6563in"/>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6.9132in" table:align="left" style:may-break-between-rows="false" style:writing-mode="lr-tb"/>
    </style:style>
    <style:style style:name="Table19.A" style:family="table-column">
      <style:table-column-properties style:column-width="0.6285in"/>
    </style:style>
    <style:style style:name="Table19.B" style:family="table-column">
      <style:table-column-properties style:column-width="6.2847in"/>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132in" table:align="left" style:may-break-between-rows="false" style:writing-mode="lr-tb"/>
    </style:style>
    <style:style style:name="Table20.A" style:family="table-column">
      <style:table-column-properties style:column-width="0.6285in"/>
    </style:style>
    <style:style style:name="Table20.B" style:family="table-column">
      <style:table-column-properties style:column-width="6.2847in"/>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6285in"/>
    </style:style>
    <style:style style:name="Table21.B" style:family="table-column">
      <style:table-column-properties style:column-width="6.2847in"/>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6.9111in" table:align="left" style:may-break-between-rows="false" style:writing-mode="lr-tb"/>
    </style:style>
    <style:style style:name="Table22.A" style:family="table-column">
      <style:table-column-properties style:column-width="0.6285in"/>
    </style:style>
    <style:style style:name="Table22.C" style:family="table-column">
      <style:table-column-properties style:column-width="0.9424in"/>
    </style:style>
    <style:style style:name="Table22.A1" style:family="table-cell">
      <style:table-cell-properties fo:padding="0.0382in" fo:border-left="0.0007in solid #000000" fo:border-right="none" fo:border-top="0.0007in solid #000000" fo:border-bottom="0.0007in solid #000000"/>
    </style:style>
    <style:style style:name="Table22.H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TimesNewRomanPSMT" fo:font-size="12pt"/>
    </style:style>
    <style:style style:name="P2" style:family="paragraph" style:parent-style-name="Standard" style:list-style-name="L1"/>
    <style:style style:name="P3" style:family="paragraph" style:parent-style-name="Table_20_Contents">
      <style:paragraph-properties fo:margin-top="0in" fo:margin-bottom="0in"/>
    </style:style>
    <style:style style:name="P4" style:family="paragraph" style:parent-style-name="Table_20_Contents">
      <style:paragraph-properties fo:margin-top="0in" fo:margin-bottom="0in" fo:text-align="center" style:justify-single-word="false"/>
    </style:style>
    <style:style style:name="P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6" style:family="paragraph" style:parent-style-name="Header">
      <style:text-properties fo:language="zxx" fo:country="none" style:language-asian="zxx" style:country-asian="none"/>
    </style:style>
    <style:style style:name="P7" style:family="paragraph" style:parent-style-name="Header">
      <style:paragraph-properties style:snap-to-layout-grid="false"/>
    </style:style>
    <style:style style:name="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2.8437in"/>
        </style:tab-stops>
      </style:paragraph-properties>
    </style:style>
    <style:style style:name="P12" style:family="paragraph" style:parent-style-name="Table_20_Contents">
      <style:paragraph-properties fo:margin-top="0in" fo:margin-bottom="0in"/>
    </style:style>
    <style:style style:name="P13" style:family="paragraph" style:parent-style-name="Table_20_Contents">
      <style:paragraph-properties fo:margin-top="0in" fo:margin-bottom="0in" fo:text-align="center" style:justify-single-word="false"/>
    </style:style>
    <style:style style:name="P14" style:family="paragraph" style:parent-style-name="Table_20_Heading">
      <style:paragraph-properties fo:margin-top="0in" fo:margin-bottom="0in"/>
    </style:style>
    <style:style style:name="P1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9252in" style:type="right" style:leader-style="dotted" style:leader-text="."/>
        </style:tab-stops>
      </style:paragraph-properties>
    </style:style>
    <style:style style:name="P19" style:family="paragraph" style:parent-style-name="Heading_20_1" style:master-page-name="First_20_Page">
      <style:paragraph-properties style:page-number="auto"/>
    </style:style>
    <style:style style:name="P20" style:family="paragraph" style:parent-style-name="Table_20_Contents">
      <style:paragraph-properties fo:margin-top="0in" fo:margin-bottom="0in"/>
    </style:style>
    <style:style style:name="P21" style:family="paragraph" style:parent-style-name="Table_20_Contents">
      <style:paragraph-properties fo:margin-top="0in" fo:margin-bottom="0in" fo:text-align="center" style:justify-single-word="false"/>
    </style:style>
    <style:style style:name="P22" style:family="paragraph" style:parent-style-name="Standard" style:list-style-name="L1"/>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4"/>
    <style:style style:name="P26" style:family="paragraph" style:parent-style-name="Standard" style:list-style-name="L5"/>
    <style:style style:name="P27" style:family="paragraph" style:parent-style-name="Standard" style:list-style-name="L6"/>
    <style:style style:name="P28" style:family="paragraph" style:parent-style-name="Standard">
      <style:text-properties style:font-name="TimesNewRomanPSMT" fo:font-size="12pt"/>
    </style:style>
    <style:style style:name="P2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0" style:family="paragraph">
      <style:paragraph-properties style:writing-mode="lr-tb"/>
    </style:style>
    <style:style style:name="P3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text-outline="false" style:text-line-through-styl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6652631479488" text:id="ct106652631479488">
          <text:insertion>
            <office:change-info>
              <dc:creator>D.E. Goodman-Wilson</dc:creator>
              <dc:date>2014-09-22T08:20:00</dc:date>
            </office:change-info>
          </text:insertion>
        </text:changed-region>
        <text:changed-region xml:id="ct105553119808896" text:id="ct105553119808896">
          <text:deletion>
            <office:change-info>
              <dc:creator>Bob Jacobsen</dc:creator>
              <dc:date>2013-04-13T19:37:00</dc:date>
            </office:change-info>
            <text:p text:style-name="P1">For more information on format and presentation, see: </text:p>
            <text:p text:style-name="Standard">OpenLCB Common Information Technical Note</text:p>
            <text:p text:style-name="P1"/>
          </text:deletion>
        </text:changed-region>
        <text:changed-region xml:id="ct105553119809472" text:id="ct105553119809472">
          <text:insertion>
            <office:change-info>
              <dc:creator>Bob Jacobsen</dc:creator>
              <dc:date>2013-04-13T19:36:00</dc:date>
            </office:change-info>
          </text:insertion>
        </text:changed-region>
        <text:changed-region xml:id="ct105553119809664" text:id="ct105553119809664">
          <text:deletion>
            <office:change-info>
              <dc:creator>Bob Jacobsen</dc:creator>
              <dc:date>2013-04-13T19:36:00</dc:date>
            </office:change-info>
            <text:p text:style-name="P1">Requires implementation of datagram protocol.</text:p>
          </text:deletion>
        </text:changed-region>
        <text:changed-region xml:id="ct105553119809856" text:id="ct105553119809856">
          <text:insertion>
            <office:change-info>
              <dc:creator>Bob Jacobsen</dc:creator>
              <dc:date>2013-04-13T19:36:00</dc:date>
            </office:change-info>
          </text:insertion>
        </text:changed-region>
        <text:changed-region xml:id="ct105553119810048" text:id="ct105553119810048">
          <text:insertion>
            <office:change-info>
              <dc:creator>Bob Jacobsen</dc:creator>
              <dc:date>2013-04-13T19:38:00</dc:date>
            </office:change-info>
          </text:insertion>
        </text:changed-region>
        <text:changed-region xml:id="ct105553119810240" text:id="ct105553119810240">
          <text:deletion>
            <office:change-info>
              <dc:creator>Bob Jacobsen</dc:creator>
              <dc:date>2013-04-13T19:37:00</dc:date>
            </office:change-info>
            <text:list xml:id="list9082192236957035915" text:style-name="L1">
              <text:list-item>
                <text:p text:style-name="P2"/>
              </text:list-item>
              <text:list-item>
                <text:p text:style-name="P2">Must also implement Protocol Identification Protocol, identifying support for this protocol and for datagrams, and perhaps for streams. (That's required to simplify discovery of a datagram-based protocol.)</text:p>
              </text:list-item>
            </text:list>
          </text:deletion>
        </text:changed-region>
        <text:changed-region xml:id="ct105553119810432" text:id="ct105553119810432">
          <text:insertion>
            <office:change-info>
              <dc:creator>Bob Jacobsen</dc:creator>
              <dc:date>2013-04-13T19:38:00</dc:date>
            </office:change-info>
          </text:insertion>
        </text:changed-region>
        <text:changed-region xml:id="ct105553119810624" text:id="ct105553119810624">
          <text:insertion>
            <office:change-info>
              <dc:creator>Bob Jacobsen</dc:creator>
              <dc:date>2013-04-13T19:39:00</dc:date>
            </office:change-info>
          </text:insertion>
        </text:changed-region>
        <text:changed-region xml:id="ct105553119810816" text:id="ct105553119810816">
          <text:insertion>
            <office:change-info>
              <dc:creator>Bob Jacobsen</dc:creator>
              <dc:date>2013-04-13T19:34:00</dc:date>
            </office:change-info>
          </text:insertion>
        </text:changed-region>
        <text:changed-region xml:id="ct105553119811008" text:id="ct105553119811008">
          <text:deletion>
            <office:change-info>
              <dc:creator>Bob Jacobsen</dc:creator>
              <dc:date>2013-04-13T19:39:00</dc:date>
            </office:change-info>
            <text:p text:style-name="Standard">Configuration messages use a specific datagram format consisting of the datagram type byte, followed by a single byte combining the operation “Command Type” field and flags. This is then followed by data in an operation-specific format. When present, the four-byte memory address follows first, then the address space byte if present, then other data.</text:p>
          </text:deletion>
        </text:changed-region>
        <text:changed-region xml:id="ct105553119811200" text:id="ct105553119811200">
          <text:insertion>
            <office:change-info>
              <dc:creator>Bob Jacobsen</dc:creator>
              <dc:date>2013-04-13T19:39:00</dc:date>
            </office:change-info>
          </text:insertion>
        </text:changed-region>
        <text:changed-region xml:id="ct107202387363264" text:id="ct107202387363264">
          <text:insertion>
            <office:change-info>
              <dc:creator>D.E. Goodman-Wilson</dc:creator>
              <dc:date>2014-09-22T08:23:00</dc:date>
            </office:change-info>
          </text:insertion>
        </text:changed-region>
        <text:changed-region xml:id="ct105553119811392" text:id="ct105553119811392">
          <text:deletion>
            <office:change-info>
              <dc:creator>Bob Jacobsen</dc:creator>
              <dc:date>2013-04-13T19:41:00</dc:date>
            </office:change-info>
            <text:p text:style-name="Standard">Although a 32-bit address space is large enough to cover combined uses of memory, it can be more convenient to consider separate address spaces in the node. (This can also be considered to be a top digit in a global address space, if you want to, but note that the separate address spaces may cover the same memory objects, e.g. “all memory” and “Event ID configuration” spaces may reference the same configuration memory)</text:p>
            <text:p text:style-name="Standard"/>
          </text:deletion>
        </text:changed-region>
        <text:changed-region xml:id="ct107202387373056" text:id="ct107202387373056">
          <text:insertion>
            <office:change-info>
              <dc:creator>D.E. Goodman-Wilson</dc:creator>
              <dc:date>2014-09-22T08:23:00</dc:date>
            </office:change-info>
          </text:insertion>
        </text:changed-region>
        <text:changed-region xml:id="ct107202387375360" text:id="ct107202387375360">
          <text:insertion>
            <office:change-info>
              <dc:creator>D.E. Goodman-Wilson</dc:creator>
              <dc:date>2014-09-22T08:24:00</dc:date>
            </office:change-info>
          </text:insertion>
        </text:changed-region>
        <text:changed-region xml:id="ct105553121916992" text:id="ct105553121916992">
          <text:deletion>
            <office:change-info>
              <dc:creator>D.E. Goodman-Wilson</dc:creator>
              <dc:date>2014-09-22T08:24:00</dc:date>
            </office:change-info>
            <text:p text:style-name="Standard">R</text:p>
          </text:deletion>
        </text:changed-region>
        <text:changed-region xml:id="ct106652631510016" text:id="ct106652631510016">
          <text:insertion>
            <office:change-info>
              <dc:creator>D.E. Goodman-Wilson</dc:creator>
              <dc:date>2014-09-22T08:24:00</dc:date>
            </office:change-info>
          </text:insertion>
        </text:changed-region>
        <text:changed-region xml:id="ct105553121920256" text:id="ct105553121920256">
          <text:insertion>
            <office:change-info>
              <dc:creator>D.E. Goodman-Wilson</dc:creator>
              <dc:date>2014-09-22T08:24:00</dc:date>
            </office:change-info>
          </text:insertion>
        </text:changed-region>
        <text:changed-region xml:id="ct105553121916608" text:id="ct105553121916608">
          <text:deletion>
            <office:change-info>
              <dc:creator>D.E. Goodman-Wilson</dc:creator>
              <dc:date>2014-09-22T08:24:00</dc:date>
            </office:change-info>
            <text:p text:style-name="Standard"><text:s/>space definitions</text:p>
          </text:deletion>
        </text:changed-region>
        <text:changed-region xml:id="ct107202389352704" text:id="ct107202389352704">
          <text:deletion>
            <office:change-info>
              <dc:creator>D.E. Goodman-Wilson</dc:creator>
              <dc:date>2014-09-22T08:24:00</dc:date>
            </office:change-info>
            <text:p text:style-name="Standard">se</text:p>
          </text:deletion>
        </text:changed-region>
        <text:changed-region xml:id="ct107202389354432" text:id="ct107202389354432">
          <text:insertion>
            <office:change-info>
              <dc:creator>D.E. Goodman-Wilson</dc:creator>
              <dc:date>2014-09-22T08:24:00</dc:date>
            </office:change-info>
          </text:insertion>
        </text:changed-region>
        <text:changed-region xml:id="ct107202389354624" text:id="ct107202389354624">
          <text:deletion>
            <office:change-info>
              <dc:creator>D.E. Goodman-Wilson</dc:creator>
              <dc:date>2014-09-22T08:24:00</dc:date>
            </office:change-info>
            <text:p text:style-name="Standard">this</text:p>
          </text:deletion>
        </text:changed-region>
        <text:changed-region xml:id="ct107202389352896" text:id="ct107202389352896">
          <text:insertion>
            <office:change-info>
              <dc:creator>D.E. Goodman-Wilson</dc:creator>
              <dc:date>2014-09-22T08:24:00</dc:date>
            </office:change-info>
          </text:insertion>
        </text:changed-region>
        <text:changed-region xml:id="ct106652631536512" text:id="ct106652631536512">
          <text:insertion>
            <office:change-info>
              <dc:creator>D.E. Goodman-Wilson</dc:creator>
              <dc:date>2014-09-22T08:24:00</dc:date>
            </office:change-info>
          </text:insertion>
        </text:changed-region>
        <text:changed-region xml:id="ct107202389355968" text:id="ct107202389355968">
          <text:deletion>
            <office:change-info>
              <dc:creator>D.E. Goodman-Wilson</dc:creator>
              <dc:date>2014-09-22T08:25:00</dc:date>
            </office:change-info>
            <text:p text:style-name="Standard">numbers</text:p>
          </text:deletion>
        </text:changed-region>
        <text:changed-region xml:id="ct107202389360192" text:id="ct107202389360192">
          <text:insertion>
            <office:change-info>
              <dc:creator>D.E. Goodman-Wilson</dc:creator>
              <dc:date>2014-09-22T08:25:00</dc:date>
            </office:change-info>
          </text:insertion>
        </text:changed-region>
        <text:changed-region xml:id="ct107202389360000" text:id="ct107202389360000">
          <text:insertion>
            <office:change-info>
              <dc:creator>D.E. Goodman-Wilson</dc:creator>
              <dc:date>2014-09-22T08:27:00</dc:date>
            </office:change-info>
          </text:insertion>
        </text:changed-region>
        <text:changed-region xml:id="ct106652631554752" text:id="ct106652631554752">
          <text:insertion>
            <office:change-info>
              <dc:creator>D.E. Goodman-Wilson</dc:creator>
              <dc:date>2014-09-22T08:26:00</dc:date>
            </office:change-info>
          </text:insertion>
        </text:changed-region>
        <text:changed-region xml:id="ct105553121936960" text:id="ct105553121936960">
          <text:insertion>
            <office:change-info>
              <dc:creator>D.E. Goodman-Wilson</dc:creator>
              <dc:date>2014-09-22T08:25:00</dc:date>
            </office:change-info>
          </text:insertion>
        </text:changed-region>
        <text:changed-region xml:id="ct105553121947904" text:id="ct105553121947904">
          <text:deletion>
            <office:change-info>
              <dc:creator>D.E. Goodman-Wilson</dc:creator>
              <dc:date>2014-09-22T08:27:00</dc:date>
            </office:change-info>
            <text:p text:style-name="Standard">reading this is how you get the configuration definition</text:p>
          </text:deletion>
        </text:changed-region>
        <text:changed-region xml:id="ct105553121933696" text:id="ct105553121933696">
          <text:insertion>
            <office:change-info>
              <dc:creator>D.E. Goodman-Wilson</dc:creator>
              <dc:date>2014-09-22T08:27:00</dc:date>
            </office:change-info>
          </text:insertion>
        </text:changed-region>
        <text:changed-region xml:id="ct105553119936192" text:id="ct105553119936192">
          <text:insertion>
            <office:change-info>
              <dc:creator>D.E. Goodman-Wilson</dc:creator>
              <dc:date>2014-09-22T08:27:00</dc:date>
            </office:change-info>
          </text:insertion>
        </text:changed-region>
        <text:changed-region xml:id="ct106102875726080" text:id="ct106102875726080">
          <text:insertion>
            <office:change-info>
              <dc:creator>D.E. Goodman-Wilson</dc:creator>
              <dc:date>2014-09-22T08:26:00</dc:date>
            </office:change-info>
          </text:insertion>
        </text:changed-region>
        <text:changed-region xml:id="ct107202389392448" text:id="ct107202389392448">
          <text:insertion>
            <office:change-info>
              <dc:creator>D.E. Goodman-Wilson</dc:creator>
              <dc:date>2014-09-22T08:27:00</dc:date>
            </office:change-info>
          </text:insertion>
        </text:changed-region>
        <text:changed-region xml:id="ct105553121962304" text:id="ct105553121962304">
          <text:insertion>
            <office:change-info>
              <dc:creator>D.E. Goodman-Wilson</dc:creator>
              <dc:date>2014-09-22T08:28:00</dc:date>
            </office:change-info>
          </text:insertion>
        </text:changed-region>
        <text:changed-region xml:id="ct106652631563200" text:id="ct106652631563200">
          <text:deletion>
            <office:change-info>
              <dc:creator>D.E. Goodman-Wilson</dc:creator>
              <dc:date>2014-09-22T08:28:00</dc:date>
            </office:change-info>
            <text:p text:style-name="Standard">“</text:p>
          </text:deletion>
        </text:changed-region>
        <text:changed-region xml:id="ct107202389388224" text:id="ct107202389388224">
          <text:deletion>
            <office:change-info>
              <dc:creator>D.E. Goodman-Wilson</dc:creator>
              <dc:date>2014-09-22T08:28:00</dc:date>
            </office:change-info>
            <text:p text:style-name="Standard">”</text:p>
          </text:deletion>
        </text:changed-region>
        <text:changed-region xml:id="ct105553121932160" text:id="ct105553121932160">
          <text:deletion>
            <office:change-info>
              <dc:creator>D.E. Goodman-Wilson</dc:creator>
              <dc:date>2014-09-22T08:28:00</dc:date>
            </office:change-info>
            <text:p text:style-name="Standard">. Single, flat address space for access</text:p>
          </text:deletion>
        </text:changed-region>
        <text:changed-region xml:id="ct105553121966528" text:id="ct105553121966528">
          <text:insertion>
            <office:change-info>
              <dc:creator>D.E. Goodman-Wilson</dc:creator>
              <dc:date>2014-09-22T08:30:00</dc:date>
            </office:change-info>
          </text:insertion>
        </text:changed-region>
        <text:changed-region xml:id="ct105553119824064" text:id="ct105553119824064">
          <text:insertion>
            <office:change-info>
              <dc:creator>D.E. Goodman-Wilson</dc:creator>
              <dc:date>2014-09-22T08:27:00</dc:date>
            </office:change-info>
          </text:insertion>
        </text:changed-region>
        <text:changed-region xml:id="ct105553121948864" text:id="ct105553121948864">
          <text:insertion>
            <office:change-info>
              <dc:creator>D.E. Goodman-Wilson</dc:creator>
              <dc:date>2014-09-22T08:26:00</dc:date>
            </office:change-info>
          </text:insertion>
        </text:changed-region>
        <text:changed-region xml:id="ct106652631562240" text:id="ct106652631562240">
          <text:insertion>
            <office:change-info>
              <dc:creator>D.E. Goodman-Wilson</dc:creator>
              <dc:date>2014-09-22T08:29:00</dc:date>
            </office:change-info>
          </text:insertion>
        </text:changed-region>
        <text:changed-region xml:id="ct107202389382656" text:id="ct107202389382656">
          <text:deletion>
            <office:change-info>
              <dc:creator>D.E. Goodman-Wilson</dc:creator>
              <dc:date>2014-09-22T08:29:00</dc:date>
            </office:change-info>
            <text:p text:style-name="Standard">basic</text:p>
          </text:deletion>
        </text:changed-region>
        <text:changed-region xml:id="ct107202389394176" text:id="ct107202389394176">
          <text:insertion>
            <office:change-info>
              <dc:creator>D.E. Goodman-Wilson</dc:creator>
              <dc:date>2014-09-22T08:29:00</dc:date>
            </office:change-info>
          </text:insertion>
        </text:changed-region>
        <text:changed-region xml:id="ct106102877789824" text:id="ct106102877789824">
          <text:deletion>
            <office:change-info>
              <dc:creator>D.E. Goodman-Wilson</dc:creator>
              <dc:date>2014-09-22T08:30:00</dc:date>
            </office:change-info>
            <text:p text:style-name="Standard">need to</text:p>
          </text:deletion>
        </text:changed-region>
        <text:changed-region xml:id="ct106102877790208" text:id="ct106102877790208">
          <text:insertion>
            <office:change-info>
              <dc:creator>D.E. Goodman-Wilson</dc:creator>
              <dc:date>2014-09-22T08:30:00</dc:date>
            </office:change-info>
          </text:insertion>
        </text:changed-region>
        <text:changed-region xml:id="ct105553121966336" text:id="ct105553121966336">
          <text:insertion>
            <office:change-info>
              <dc:creator>D.E. Goodman-Wilson</dc:creator>
              <dc:date>2014-09-22T08:30:00</dc:date>
            </office:change-info>
          </text:insertion>
        </text:changed-region>
        <text:changed-region xml:id="ct106102877802688" text:id="ct106102877802688">
          <text:insertion>
            <office:change-info>
              <dc:creator>D.E. Goodman-Wilson</dc:creator>
              <dc:date>2014-09-22T08:31:00</dc:date>
            </office:change-info>
          </text:insertion>
        </text:changed-region>
        <text:changed-region xml:id="ct106102875645440" text:id="ct106102875645440">
          <text:deletion>
            <office:change-info>
              <dc:creator>D.E. Goodman-Wilson</dc:creator>
              <dc:date>2014-09-22T08:32:00</dc:date>
            </office:change-info>
            <text:p text:style-name="Standard">operation</text:p>
          </text:deletion>
        </text:changed-region>
        <text:changed-region xml:id="ct106102877785600" text:id="ct106102877785600">
          <text:insertion>
            <office:change-info>
              <dc:creator>D.E. Goodman-Wilson</dc:creator>
              <dc:date>2014-09-22T08:32:00</dc:date>
            </office:change-info>
          </text:insertion>
        </text:changed-region>
        <text:changed-region xml:id="ct106102877824384" text:id="ct106102877824384">
          <text:deletion>
            <office:change-info>
              <dc:creator>D.E. Goodman-Wilson</dc:creator>
              <dc:date>2014-09-22T08:32:00</dc:date>
            </office:change-info>
            <text:p text:style-name="Standard">s</text:p>
          </text:deletion>
        </text:changed-region>
        <text:changed-region xml:id="ct106102877823616" text:id="ct106102877823616">
          <text:insertion>
            <office:change-info>
              <dc:creator>D.E. Goodman-Wilson</dc:creator>
              <dc:date>2014-09-22T08:32:00</dc:date>
            </office:change-info>
          </text:insertion>
        </text:changed-region>
        <text:changed-region xml:id="ct107202387356736" text:id="ct107202387356736">
          <text:insertion>
            <office:change-info>
              <dc:creator>D.E. Goodman-Wilson</dc:creator>
              <dc:date>2014-09-22T08:32:00</dc:date>
            </office:change-info>
          </text:insertion>
        </text:changed-region>
        <text:changed-region xml:id="ct106652633548992" text:id="ct106652633548992">
          <text:deletion>
            <office:change-info>
              <dc:creator>D.E. Goodman-Wilson</dc:creator>
              <dc:date>2014-09-22T08:31:00</dc:date>
            </office:change-info>
            <text:p text:style-name="Standard"><text:s/>Items in {} are optional.</text:p>
          </text:deletion>
        </text:changed-region>
        <text:changed-region xml:id="ct106652631434368" text:id="ct106652631434368">
          <text:deletion>
            <office:change-info>
              <dc:creator>Bob Jacobsen</dc:creator>
              <dc:date>2013-04-20T20:07:00</dc:date>
            </office:change-info>
            <text:p text:style-name="P3">3</text:p>
          </text:deletion>
        </text:changed-region>
        <text:changed-region xml:id="ct106652631434560" text:id="ct106652631434560">
          <text:insertion>
            <office:change-info>
              <dc:creator>Bob Jacobsen</dc:creator>
              <dc:date>2013-04-20T20:07:00</dc:date>
            </office:change-info>
          </text:insertion>
        </text:changed-region>
        <text:changed-region xml:id="ct106652631434752" text:id="ct106652631434752">
          <text:deletion>
            <office:change-info>
              <dc:creator>Bob Jacobsen</dc:creator>
              <dc:date>2013-04-20T20:07:00</dc:date>
            </office:change-info>
            <text:p text:style-name="P3">2</text:p>
          </text:deletion>
        </text:changed-region>
        <text:changed-region xml:id="ct106652631434944" text:id="ct106652631434944">
          <text:insertion>
            <office:change-info>
              <dc:creator>Bob Jacobsen</dc:creator>
              <dc:date>2013-04-20T20:07:00</dc:date>
            </office:change-info>
          </text:insertion>
        </text:changed-region>
        <text:changed-region xml:id="ct106652631435136" text:id="ct106652631435136">
          <text:deletion>
            <office:change-info>
              <dc:creator>Bob Jacobsen</dc:creator>
              <dc:date>2013-04-20T20:07:00</dc:date>
            </office:change-info>
            <text:p text:style-name="P3">1</text:p>
          </text:deletion>
        </text:changed-region>
        <text:changed-region xml:id="ct106652631435328" text:id="ct106652631435328">
          <text:insertion>
            <office:change-info>
              <dc:creator>Bob Jacobsen</dc:creator>
              <dc:date>2013-04-20T20:07:00</dc:date>
            </office:change-info>
          </text:insertion>
        </text:changed-region>
        <text:changed-region xml:id="ct106652631435520" text:id="ct106652631435520">
          <text:deletion>
            <office:change-info>
              <dc:creator>Bob Jacobsen</dc:creator>
              <dc:date>2013-04-20T20:07:00</dc:date>
            </office:change-info>
            <text:p text:style-name="P3">0</text:p>
          </text:deletion>
        </text:changed-region>
        <text:changed-region xml:id="ct106652631435712" text:id="ct106652631435712">
          <text:insertion>
            <office:change-info>
              <dc:creator>Bob Jacobsen</dc:creator>
              <dc:date>2013-04-20T20:07:00</dc:date>
            </office:change-info>
          </text:insertion>
        </text:changed-region>
        <text:changed-region xml:id="ct105553121994176" text:id="ct105553121994176">
          <text:insertion>
            <office:change-info>
              <dc:creator>D.E. Goodman-Wilson</dc:creator>
              <dc:date>2014-09-22T08:33:00</dc:date>
            </office:change-info>
          </text:insertion>
        </text:changed-region>
        <text:changed-region xml:id="ct105553121989568" text:id="ct105553121989568">
          <text:insertion>
            <office:change-info>
              <dc:creator>D.E. Goodman-Wilson</dc:creator>
              <dc:date>2014-09-22T08:34:00</dc:date>
            </office:change-info>
          </text:insertion>
        </text:changed-region>
        <text:changed-region xml:id="ct105553119811584" text:id="ct105553119811584">
          <text:deletion>
            <office:change-info>
              <dc:creator>Bob Jacobsen</dc:creator>
              <dc:date>2013-04-20T20:07:00</dc:date>
            </office:change-info>
            <text:p text:style-name="P3">3</text:p>
          </text:deletion>
        </text:changed-region>
        <text:changed-region xml:id="ct105553119811776" text:id="ct105553119811776">
          <text:insertion>
            <office:change-info>
              <dc:creator>Bob Jacobsen</dc:creator>
              <dc:date>2013-04-20T20:07:00</dc:date>
            </office:change-info>
          </text:insertion>
        </text:changed-region>
        <text:changed-region xml:id="ct105553119811968" text:id="ct105553119811968">
          <text:deletion>
            <office:change-info>
              <dc:creator>Bob Jacobsen</dc:creator>
              <dc:date>2013-04-20T20:07:00</dc:date>
            </office:change-info>
            <text:p text:style-name="P3">2</text:p>
          </text:deletion>
        </text:changed-region>
        <text:changed-region xml:id="ct105553119812160" text:id="ct105553119812160">
          <text:insertion>
            <office:change-info>
              <dc:creator>Bob Jacobsen</dc:creator>
              <dc:date>2013-04-20T20:07:00</dc:date>
            </office:change-info>
          </text:insertion>
        </text:changed-region>
        <text:changed-region xml:id="ct105553119812352" text:id="ct105553119812352">
          <text:deletion>
            <office:change-info>
              <dc:creator>Bob Jacobsen</dc:creator>
              <dc:date>2013-04-20T20:07:00</dc:date>
            </office:change-info>
            <text:p text:style-name="P3">1</text:p>
          </text:deletion>
        </text:changed-region>
        <text:changed-region xml:id="ct105553119812544" text:id="ct105553119812544">
          <text:insertion>
            <office:change-info>
              <dc:creator>Bob Jacobsen</dc:creator>
              <dc:date>2013-04-20T20:07:00</dc:date>
            </office:change-info>
          </text:insertion>
        </text:changed-region>
        <text:changed-region xml:id="ct105553119812736" text:id="ct105553119812736">
          <text:deletion>
            <office:change-info>
              <dc:creator>Bob Jacobsen</dc:creator>
              <dc:date>2013-04-20T20:07:00</dc:date>
            </office:change-info>
            <text:p text:style-name="P3">0</text:p>
          </text:deletion>
        </text:changed-region>
        <text:changed-region xml:id="ct105553119812928" text:id="ct105553119812928">
          <text:insertion>
            <office:change-info>
              <dc:creator>Bob Jacobsen</dc:creator>
              <dc:date>2013-04-20T20:07:00</dc:date>
            </office:change-info>
          </text:insertion>
        </text:changed-region>
        <text:changed-region xml:id="ct105553119813120" text:id="ct105553119813120">
          <text:deletion>
            <office:change-info>
              <dc:creator>Bob Jacobsen</dc:creator>
              <dc:date>2013-04-20T20:07:00</dc:date>
            </office:change-info>
            <text:p text:style-name="P3">B</text:p>
          </text:deletion>
        </text:changed-region>
        <text:changed-region xml:id="ct105553119813312" text:id="ct105553119813312">
          <text:insertion>
            <office:change-info>
              <dc:creator>Bob Jacobsen</dc:creator>
              <dc:date>2013-04-20T20:07:00</dc:date>
            </office:change-info>
          </text:insertion>
        </text:changed-region>
        <text:changed-region xml:id="ct105553119813504" text:id="ct105553119813504">
          <text:deletion>
            <office:change-info>
              <dc:creator>Bob Jacobsen</dc:creator>
              <dc:date>2013-04-20T20:07:00</dc:date>
            </office:change-info>
            <text:p text:style-name="P3">A</text:p>
          </text:deletion>
        </text:changed-region>
        <text:changed-region xml:id="ct105553119813696" text:id="ct105553119813696">
          <text:insertion>
            <office:change-info>
              <dc:creator>Bob Jacobsen</dc:creator>
              <dc:date>2013-04-20T20:07:00</dc:date>
            </office:change-info>
          </text:insertion>
        </text:changed-region>
        <text:changed-region xml:id="ct105553119813888" text:id="ct105553119813888">
          <text:deletion>
            <office:change-info>
              <dc:creator>Bob Jacobsen</dc:creator>
              <dc:date>2013-04-20T20:07:00</dc:date>
            </office:change-info>
            <text:p text:style-name="P3">9</text:p>
          </text:deletion>
        </text:changed-region>
        <text:changed-region xml:id="ct105553119814080" text:id="ct105553119814080">
          <text:insertion>
            <office:change-info>
              <dc:creator>Bob Jacobsen</dc:creator>
              <dc:date>2013-04-20T20:07:00</dc:date>
            </office:change-info>
          </text:insertion>
        </text:changed-region>
        <text:changed-region xml:id="ct105553119814272" text:id="ct105553119814272">
          <text:deletion>
            <office:change-info>
              <dc:creator>Bob Jacobsen</dc:creator>
              <dc:date>2013-04-20T20:07:00</dc:date>
            </office:change-info>
            <text:p text:style-name="P3">8 </text:p>
          </text:deletion>
        </text:changed-region>
        <text:changed-region xml:id="ct105553119814464" text:id="ct105553119814464">
          <text:insertion>
            <office:change-info>
              <dc:creator>Bob Jacobsen</dc:creator>
              <dc:date>2013-04-20T20:07:00</dc:date>
            </office:change-info>
          </text:insertion>
        </text:changed-region>
        <text:changed-region xml:id="ct105553121991872" text:id="ct105553121991872">
          <text:insertion>
            <office:change-info>
              <dc:creator>D.E. Goodman-Wilson</dc:creator>
              <dc:date>2014-09-22T08:33:00</dc:date>
            </office:change-info>
          </text:insertion>
        </text:changed-region>
        <text:changed-region xml:id="ct105553119814656" text:id="ct105553119814656">
          <text:deletion>
            <office:change-info>
              <dc:creator>Bob Jacobsen</dc:creator>
              <dc:date>2013-04-20T20:08:00</dc:date>
            </office:change-info>
            <text:p text:style-name="P3">3</text:p>
          </text:deletion>
        </text:changed-region>
        <text:changed-region xml:id="ct105553119814848" text:id="ct105553119814848">
          <text:insertion>
            <office:change-info>
              <dc:creator>Bob Jacobsen</dc:creator>
              <dc:date>2013-04-20T20:08:00</dc:date>
            </office:change-info>
          </text:insertion>
        </text:changed-region>
        <text:changed-region xml:id="ct105553119815040" text:id="ct105553119815040">
          <text:deletion>
            <office:change-info>
              <dc:creator>Bob Jacobsen</dc:creator>
              <dc:date>2013-04-20T20:08:00</dc:date>
            </office:change-info>
            <text:p text:style-name="P3">2</text:p>
          </text:deletion>
        </text:changed-region>
        <text:changed-region xml:id="ct105553119815232" text:id="ct105553119815232">
          <text:insertion>
            <office:change-info>
              <dc:creator>Bob Jacobsen</dc:creator>
              <dc:date>2013-04-20T20:08:00</dc:date>
            </office:change-info>
          </text:insertion>
        </text:changed-region>
        <text:changed-region xml:id="ct105553119815424" text:id="ct105553119815424">
          <text:deletion>
            <office:change-info>
              <dc:creator>Bob Jacobsen</dc:creator>
              <dc:date>2013-04-20T20:08:00</dc:date>
            </office:change-info>
            <text:p text:style-name="P3">1</text:p>
          </text:deletion>
        </text:changed-region>
        <text:changed-region xml:id="ct105553119815616" text:id="ct105553119815616">
          <text:insertion>
            <office:change-info>
              <dc:creator>Bob Jacobsen</dc:creator>
              <dc:date>2013-04-20T20:08:00</dc:date>
            </office:change-info>
          </text:insertion>
        </text:changed-region>
        <text:changed-region xml:id="ct105553119815808" text:id="ct105553119815808">
          <text:deletion>
            <office:change-info>
              <dc:creator>Bob Jacobsen</dc:creator>
              <dc:date>2013-04-20T20:08:00</dc:date>
            </office:change-info>
            <text:p text:style-name="P3">0</text:p>
          </text:deletion>
        </text:changed-region>
        <text:changed-region xml:id="ct105553119816000" text:id="ct105553119816000">
          <text:insertion>
            <office:change-info>
              <dc:creator>Bob Jacobsen</dc:creator>
              <dc:date>2013-04-20T20:08:00</dc:date>
            </office:change-info>
          </text:insertion>
        </text:changed-region>
        <text:changed-region xml:id="ct106102877834560" text:id="ct106102877834560">
          <text:insertion>
            <office:change-info>
              <dc:creator>D.E. Goodman-Wilson</dc:creator>
              <dc:date>2014-09-22T08:36:00</dc:date>
            </office:change-info>
          </text:insertion>
        </text:changed-region>
        <text:changed-region xml:id="ct105553119816192" text:id="ct105553119816192">
          <text:insertion>
            <office:change-info>
              <dc:creator>Bob Jacobsen</dc:creator>
              <dc:date>2013-12-08T21:10:00</dc:date>
            </office:change-info>
          </text:insertion>
        </text:changed-region>
        <text:changed-region xml:id="ct105553119816384" text:id="ct105553119816384">
          <text:deletion>
            <office:change-info>
              <dc:creator>Bob Jacobsen</dc:creator>
              <dc:date>2013-04-20T20:08:00</dc:date>
            </office:change-info>
            <text:p text:style-name="P3">3</text:p>
          </text:deletion>
        </text:changed-region>
        <text:changed-region xml:id="ct105553119816576" text:id="ct105553119816576">
          <text:insertion>
            <office:change-info>
              <dc:creator>Bob Jacobsen</dc:creator>
              <dc:date>2013-04-20T20:08:00</dc:date>
            </office:change-info>
          </text:insertion>
        </text:changed-region>
        <text:changed-region xml:id="ct105553119816768" text:id="ct105553119816768">
          <text:deletion>
            <office:change-info>
              <dc:creator>Bob Jacobsen</dc:creator>
              <dc:date>2013-04-20T20:08:00</dc:date>
            </office:change-info>
            <text:p text:style-name="P3">2</text:p>
          </text:deletion>
        </text:changed-region>
        <text:changed-region xml:id="ct105553119816960" text:id="ct105553119816960">
          <text:insertion>
            <office:change-info>
              <dc:creator>Bob Jacobsen</dc:creator>
              <dc:date>2013-04-20T20:08:00</dc:date>
            </office:change-info>
          </text:insertion>
        </text:changed-region>
        <text:changed-region xml:id="ct105553119817152" text:id="ct105553119817152">
          <text:deletion>
            <office:change-info>
              <dc:creator>Bob Jacobsen</dc:creator>
              <dc:date>2013-04-20T20:08:00</dc:date>
            </office:change-info>
            <text:p text:style-name="P3">1</text:p>
          </text:deletion>
        </text:changed-region>
        <text:changed-region xml:id="ct105553119817344" text:id="ct105553119817344">
          <text:insertion>
            <office:change-info>
              <dc:creator>Bob Jacobsen</dc:creator>
              <dc:date>2013-04-20T20:08:00</dc:date>
            </office:change-info>
          </text:insertion>
        </text:changed-region>
        <text:changed-region xml:id="ct105553119817536" text:id="ct105553119817536">
          <text:deletion>
            <office:change-info>
              <dc:creator>Bob Jacobsen</dc:creator>
              <dc:date>2013-04-20T20:08:00</dc:date>
            </office:change-info>
            <text:p text:style-name="P3">0</text:p>
          </text:deletion>
        </text:changed-region>
        <text:changed-region xml:id="ct105553119817728" text:id="ct105553119817728">
          <text:insertion>
            <office:change-info>
              <dc:creator>Bob Jacobsen</dc:creator>
              <dc:date>2013-04-20T20:08:00</dc:date>
            </office:change-info>
          </text:insertion>
        </text:changed-region>
        <text:changed-region xml:id="ct105553119817920" text:id="ct105553119817920">
          <text:deletion>
            <office:change-info>
              <dc:creator>Bob Jacobsen</dc:creator>
              <dc:date>2013-04-20T20:08:00</dc:date>
            </office:change-info>
            <text:p text:style-name="P3">3</text:p>
          </text:deletion>
        </text:changed-region>
        <text:changed-region xml:id="ct105553119818112" text:id="ct105553119818112">
          <text:insertion>
            <office:change-info>
              <dc:creator>Bob Jacobsen</dc:creator>
              <dc:date>2013-04-20T20:08:00</dc:date>
            </office:change-info>
          </text:insertion>
        </text:changed-region>
        <text:changed-region xml:id="ct105553119818304" text:id="ct105553119818304">
          <text:deletion>
            <office:change-info>
              <dc:creator>Bob Jacobsen</dc:creator>
              <dc:date>2013-04-20T20:08:00</dc:date>
            </office:change-info>
            <text:p text:style-name="P3">2</text:p>
          </text:deletion>
        </text:changed-region>
        <text:changed-region xml:id="ct105553119818496" text:id="ct105553119818496">
          <text:insertion>
            <office:change-info>
              <dc:creator>Bob Jacobsen</dc:creator>
              <dc:date>2013-04-20T20:08:00</dc:date>
            </office:change-info>
          </text:insertion>
        </text:changed-region>
        <text:changed-region xml:id="ct105553119818688" text:id="ct105553119818688">
          <text:deletion>
            <office:change-info>
              <dc:creator>Bob Jacobsen</dc:creator>
              <dc:date>2013-04-20T20:08:00</dc:date>
            </office:change-info>
            <text:p text:style-name="P3">1</text:p>
          </text:deletion>
        </text:changed-region>
        <text:changed-region xml:id="ct105553119818880" text:id="ct105553119818880">
          <text:insertion>
            <office:change-info>
              <dc:creator>Bob Jacobsen</dc:creator>
              <dc:date>2013-04-20T20:08:00</dc:date>
            </office:change-info>
          </text:insertion>
        </text:changed-region>
        <text:changed-region xml:id="ct105553119819072" text:id="ct105553119819072">
          <text:deletion>
            <office:change-info>
              <dc:creator>Bob Jacobsen</dc:creator>
              <dc:date>2013-04-20T20:08:00</dc:date>
            </office:change-info>
            <text:p text:style-name="P3">0</text:p>
          </text:deletion>
        </text:changed-region>
        <text:changed-region xml:id="ct105553119819264" text:id="ct105553119819264">
          <text:insertion>
            <office:change-info>
              <dc:creator>Bob Jacobsen</dc:creator>
              <dc:date>2013-04-20T20:08:00</dc:date>
            </office:change-info>
          </text:insertion>
        </text:changed-region>
        <text:changed-region xml:id="ct105553119819456" text:id="ct105553119819456">
          <text:deletion>
            <office:change-info>
              <dc:creator>Bob Jacobsen</dc:creator>
              <dc:date>2013-04-20T20:15:00</dc:date>
            </office:change-info>
            <text:p text:style-name="P4">Data (1-64 bytes)</text:p>
          </text:deletion>
        </text:changed-region>
        <text:changed-region xml:id="ct105553119819648" text:id="ct105553119819648">
          <text:insertion>
            <office:change-info>
              <dc:creator>Bob Jacobsen</dc:creator>
              <dc:date>2013-04-20T20:15:00</dc:date>
            </office:change-info>
          </text:insertion>
        </text:changed-region>
        <text:changed-region xml:id="ct105553119819840" text:id="ct105553119819840">
          <text:deletion>
            <office:change-info>
              <dc:creator>Bob Jacobsen</dc:creator>
              <dc:date>2013-04-20T20:08:00</dc:date>
            </office:change-info>
            <text:p text:style-name="P3">B</text:p>
          </text:deletion>
        </text:changed-region>
        <text:changed-region xml:id="ct105553119820032" text:id="ct105553119820032">
          <text:insertion>
            <office:change-info>
              <dc:creator>Bob Jacobsen</dc:creator>
              <dc:date>2013-04-20T20:08:00</dc:date>
            </office:change-info>
          </text:insertion>
        </text:changed-region>
        <text:changed-region xml:id="ct105553119820224" text:id="ct105553119820224">
          <text:deletion>
            <office:change-info>
              <dc:creator>Bob Jacobsen</dc:creator>
              <dc:date>2013-04-20T20:08:00</dc:date>
            </office:change-info>
            <text:p text:style-name="P3">A</text:p>
          </text:deletion>
        </text:changed-region>
        <text:changed-region xml:id="ct105553119820416" text:id="ct105553119820416">
          <text:insertion>
            <office:change-info>
              <dc:creator>Bob Jacobsen</dc:creator>
              <dc:date>2013-04-20T20:08:00</dc:date>
            </office:change-info>
          </text:insertion>
        </text:changed-region>
        <text:changed-region xml:id="ct105553119820608" text:id="ct105553119820608">
          <text:deletion>
            <office:change-info>
              <dc:creator>Bob Jacobsen</dc:creator>
              <dc:date>2013-04-20T20:08:00</dc:date>
            </office:change-info>
            <text:p text:style-name="P3">9</text:p>
          </text:deletion>
        </text:changed-region>
        <text:changed-region xml:id="ct105553119820800" text:id="ct105553119820800">
          <text:insertion>
            <office:change-info>
              <dc:creator>Bob Jacobsen</dc:creator>
              <dc:date>2013-04-20T20:08:00</dc:date>
            </office:change-info>
          </text:insertion>
        </text:changed-region>
        <text:changed-region xml:id="ct105553119820992" text:id="ct105553119820992">
          <text:deletion>
            <office:change-info>
              <dc:creator>Bob Jacobsen</dc:creator>
              <dc:date>2013-04-20T20:08:00</dc:date>
            </office:change-info>
            <text:p text:style-name="P3">8</text:p>
          </text:deletion>
        </text:changed-region>
        <text:changed-region xml:id="ct105553119821184" text:id="ct105553119821184">
          <text:insertion>
            <office:change-info>
              <dc:creator>Bob Jacobsen</dc:creator>
              <dc:date>2013-04-20T20:08:00</dc:date>
            </office:change-info>
          </text:insertion>
        </text:changed-region>
        <text:changed-region xml:id="ct105553119821376" text:id="ct105553119821376">
          <text:deletion>
            <office:change-info>
              <dc:creator>Bob Jacobsen</dc:creator>
              <dc:date>2013-04-20T20:08:00</dc:date>
            </office:change-info>
            <text:p text:style-name="P3">B</text:p>
          </text:deletion>
        </text:changed-region>
        <text:changed-region xml:id="ct105553119821568" text:id="ct105553119821568">
          <text:insertion>
            <office:change-info>
              <dc:creator>Bob Jacobsen</dc:creator>
              <dc:date>2013-04-20T20:08:00</dc:date>
            </office:change-info>
          </text:insertion>
        </text:changed-region>
        <text:changed-region xml:id="ct105553119821760" text:id="ct105553119821760">
          <text:deletion>
            <office:change-info>
              <dc:creator>Bob Jacobsen</dc:creator>
              <dc:date>2013-04-20T20:08:00</dc:date>
            </office:change-info>
            <text:p text:style-name="P3">A</text:p>
          </text:deletion>
        </text:changed-region>
        <text:changed-region xml:id="ct105553119821952" text:id="ct105553119821952">
          <text:insertion>
            <office:change-info>
              <dc:creator>Bob Jacobsen</dc:creator>
              <dc:date>2013-04-20T20:08:00</dc:date>
            </office:change-info>
          </text:insertion>
        </text:changed-region>
        <text:changed-region xml:id="ct105553119822144" text:id="ct105553119822144">
          <text:deletion>
            <office:change-info>
              <dc:creator>Bob Jacobsen</dc:creator>
              <dc:date>2013-04-20T20:08:00</dc:date>
            </office:change-info>
            <text:p text:style-name="P3">9</text:p>
          </text:deletion>
        </text:changed-region>
        <text:changed-region xml:id="ct105553119822336" text:id="ct105553119822336">
          <text:insertion>
            <office:change-info>
              <dc:creator>Bob Jacobsen</dc:creator>
              <dc:date>2013-04-20T20:08:00</dc:date>
            </office:change-info>
          </text:insertion>
        </text:changed-region>
        <text:changed-region xml:id="ct105553119822528" text:id="ct105553119822528">
          <text:deletion>
            <office:change-info>
              <dc:creator>Bob Jacobsen</dc:creator>
              <dc:date>2013-04-20T20:08:00</dc:date>
            </office:change-info>
            <text:p text:style-name="P3">8</text:p>
          </text:deletion>
        </text:changed-region>
        <text:changed-region xml:id="ct105553119822720" text:id="ct105553119822720">
          <text:insertion>
            <office:change-info>
              <dc:creator>Bob Jacobsen</dc:creator>
              <dc:date>2013-04-20T20:08:00</dc:date>
            </office:change-info>
          </text:insertion>
        </text:changed-region>
        <text:changed-region xml:id="ct106102875619712" text:id="ct106102875619712">
          <text:deletion>
            <office:change-info>
              <dc:creator>Bob Jacobsen</dc:creator>
              <dc:date>2013-04-20T20:08:00</dc:date>
            </office:change-info>
            <text:p text:style-name="P3">3</text:p>
          </text:deletion>
        </text:changed-region>
        <text:changed-region xml:id="ct105553119809280" text:id="ct105553119809280">
          <text:insertion>
            <office:change-info>
              <dc:creator>Bob Jacobsen</dc:creator>
              <dc:date>2013-04-20T20:08:00</dc:date>
            </office:change-info>
          </text:insertion>
        </text:changed-region>
        <text:changed-region xml:id="ct105553119822912" text:id="ct105553119822912">
          <text:deletion>
            <office:change-info>
              <dc:creator>Bob Jacobsen</dc:creator>
              <dc:date>2013-04-20T20:08:00</dc:date>
            </office:change-info>
            <text:p text:style-name="P3">2</text:p>
          </text:deletion>
        </text:changed-region>
        <text:changed-region xml:id="ct105553119823104" text:id="ct105553119823104">
          <text:insertion>
            <office:change-info>
              <dc:creator>Bob Jacobsen</dc:creator>
              <dc:date>2013-04-20T20:08:00</dc:date>
            </office:change-info>
          </text:insertion>
        </text:changed-region>
        <text:changed-region xml:id="ct105553119823296" text:id="ct105553119823296">
          <text:deletion>
            <office:change-info>
              <dc:creator>Bob Jacobsen</dc:creator>
              <dc:date>2013-04-20T20:08:00</dc:date>
            </office:change-info>
            <text:p text:style-name="P3">1</text:p>
          </text:deletion>
        </text:changed-region>
        <text:changed-region xml:id="ct105553119823488" text:id="ct105553119823488">
          <text:insertion>
            <office:change-info>
              <dc:creator>Bob Jacobsen</dc:creator>
              <dc:date>2013-04-20T20:08:00</dc:date>
            </office:change-info>
          </text:insertion>
        </text:changed-region>
        <text:changed-region xml:id="ct105553119823680" text:id="ct105553119823680">
          <text:deletion>
            <office:change-info>
              <dc:creator>Bob Jacobsen</dc:creator>
              <dc:date>2013-04-20T20:08:00</dc:date>
            </office:change-info>
            <text:p text:style-name="P3">0</text:p>
          </text:deletion>
        </text:changed-region>
        <text:changed-region xml:id="ct105553119823872" text:id="ct105553119823872">
          <text:insertion>
            <office:change-info>
              <dc:creator>Bob Jacobsen</dc:creator>
              <dc:date>2013-04-20T20:08:00</dc:date>
            </office:change-info>
          </text:insertion>
        </text:changed-region>
        <text:changed-region xml:id="ct106652631436288" text:id="ct106652631436288">
          <text:deletion>
            <office:change-info>
              <dc:creator>Bob Jacobsen</dc:creator>
              <dc:date>2013-12-11T20:25:00</dc:date>
            </office:change-info>
            <text:p text:style-name="P4">tream Definition Info</text:p>
          </text:deletion>
        </text:changed-region>
        <text:changed-region xml:id="ct106652631436480" text:id="ct106652631436480">
          <text:insertion>
            <office:change-info>
              <dc:creator>Bob Jacobsen</dc:creator>
              <dc:date>2013-12-11T20:25:00</dc:date>
            </office:change-info>
          </text:insertion>
        </text:changed-region>
        <text:changed-region xml:id="ct105553119824448" text:id="ct105553119824448">
          <text:insertion>
            <office:change-info>
              <dc:creator>Bob Jacobsen</dc:creator>
              <dc:date>2013-12-08T21:08:00</dc:date>
            </office:change-info>
          </text:insertion>
        </text:changed-region>
        <text:changed-region xml:id="ct107202387265728" text:id="ct107202387265728">
          <text:insertion>
            <office:change-info>
              <dc:creator>Bob Jacobsen</dc:creator>
              <dc:date>2013-04-14T16:19:00</dc:date>
            </office:change-info>
          </text:insertion>
        </text:changed-region>
        <text:changed-region xml:id="ct107202385278016" text:id="ct107202385278016">
          <text:insertion>
            <office:change-info>
              <dc:creator>Bob Jacobsen</dc:creator>
              <dc:date>2013-04-14T16:18:00</dc:date>
            </office:change-info>
          </text:insertion>
        </text:changed-region>
        <text:changed-region xml:id="ct107202387265536" text:id="ct107202387265536">
          <text:deletion>
            <office:change-info>
              <dc:creator>Bob Jacobsen</dc:creator>
              <dc:date>2013-04-14T16:18:00</dc:date>
            </office:change-info>
            <text:p text:style-name="Standard"><text:s/>message, requires a reply</text:p>
          </text:deletion>
        </text:changed-region>
        <text:changed-region xml:id="ct107202387265344" text:id="ct107202387265344">
          <text:insertion>
            <office:change-info>
              <dc:creator>Bob Jacobsen</dc:creator>
              <dc:date>2013-11-11T22:06:00</dc:date>
            </office:change-info>
          </text:insertion>
        </text:changed-region>
        <text:changed-region xml:id="ct107202387264768" text:id="ct107202387264768">
          <text:deletion>
            <office:change-info>
              <dc:creator>Bob Jacobsen</dc:creator>
              <dc:date>2013-12-08T21:12:00</dc:date>
            </office:change-info>
            <text:h text:style-name="Heading_20_3" text:outline-level="3">-</text:h>
          </text:deletion>
        </text:changed-region>
        <text:changed-region xml:id="ct107202387265920" text:id="ct107202387265920">
          <text:insertion>
            <office:change-info>
              <dc:creator>Bob Jacobsen</dc:creator>
              <dc:date>2013-12-08T21:12:00</dc:date>
            </office:change-info>
          </text:insertion>
        </text:changed-region>
        <text:changed-region xml:id="ct107202387266112" text:id="ct107202387266112">
          <text:deletion>
            <office:change-info>
              <dc:creator>Bob Jacobsen</dc:creator>
              <dc:date>2013-04-14T16:22:00</dc:date>
            </office:change-info>
            <text:p text:style-name="Standard">datagram</text:p>
          </text:deletion>
        </text:changed-region>
        <text:changed-region xml:id="ct107202387266304" text:id="ct107202387266304">
          <text:insertion>
            <office:change-info>
              <dc:creator>Bob Jacobsen</dc:creator>
              <dc:date>2013-04-14T16:22:00</dc:date>
            </office:change-info>
          </text:insertion>
        </text:changed-region>
        <text:changed-region xml:id="ct107202387266496" text:id="ct107202387266496">
          <text:insertion>
            <office:change-info>
              <dc:creator>Bob Jacobsen</dc:creator>
              <dc:date>2013-04-14T16:22:00</dc:date>
            </office:change-info>
          </text:insertion>
        </text:changed-region>
        <text:changed-region xml:id="ct107202387266688" text:id="ct107202387266688">
          <text:insertion>
            <office:change-info>
              <dc:creator>Bob Jacobsen</dc:creator>
              <dc:date>2013-04-14T16:22:00</dc:date>
            </office:change-info>
          </text:insertion>
        </text:changed-region>
        <text:changed-region xml:id="ct107202387266880" text:id="ct107202387266880">
          <text:deletion>
            <office:change-info>
              <dc:creator>Bob Jacobsen</dc:creator>
              <dc:date>2013-04-14T16:23:00</dc:date>
            </office:change-info>
            <text:p text:style-name="Standard">datagram</text:p>
          </text:deletion>
        </text:changed-region>
        <text:changed-region xml:id="ct107202387267072" text:id="ct107202387267072">
          <text:insertion>
            <office:change-info>
              <dc:creator>Bob Jacobsen</dc:creator>
              <dc:date>2013-04-14T16:23:00</dc:date>
            </office:change-info>
          </text:insertion>
        </text:changed-region>
        <text:changed-region xml:id="ct107202387267264" text:id="ct107202387267264">
          <text:insertion>
            <office:change-info>
              <dc:creator>Bob Jacobsen</dc:creator>
              <dc:date>2013-04-14T16:23:00</dc:date>
            </office:change-info>
          </text:insertion>
        </text:changed-region>
        <text:changed-region xml:id="ct107202387267456" text:id="ct107202387267456">
          <text:insertion>
            <office:change-info>
              <dc:creator>Bob Jacobsen</dc:creator>
              <dc:date>2013-04-14T16:24:00</dc:date>
            </office:change-info>
          </text:insertion>
        </text:changed-region>
        <text:changed-region xml:id="ct107202387267648" text:id="ct107202387267648">
          <text:insertion>
            <office:change-info>
              <dc:creator>Bob Jacobsen</dc:creator>
              <dc:date>2013-04-14T16:24:00</dc:date>
            </office:change-info>
          </text:insertion>
        </text:changed-region>
        <text:changed-region xml:id="ct107202387267840" text:id="ct107202387267840">
          <text:insertion>
            <office:change-info>
              <dc:creator>Bob Jacobsen</dc:creator>
              <dc:date>2013-11-11T22:08:00</dc:date>
            </office:change-info>
          </text:insertion>
        </text:changed-region>
        <text:changed-region xml:id="ct107202387268032" text:id="ct107202387268032">
          <text:insertion>
            <office:change-info>
              <dc:creator>Bob Jacobsen</dc:creator>
              <dc:date>2013-11-11T22:0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tion (Informative)</text:h>
      <text:p text:style-name="Standard">This document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p text:style-name="Standard"><office:annotation office:name="__Annotation__4950_1062104193"><dc:creator>D.E. Goodman-Wilson</dc:creator><dc:date>2014-09-22T08:20:59</dc:date><text:p text:style-name="P29"><text:span text:style-name="T7">Is there a way to word this that we can publish this before the CDI spec is complete, rather than linking to our working notes.</text:span></text:p></office:annotation>See also the separate note on a <text:a xlink:type="simple" xlink:href="../../../documents/notes/ConfigurationDescriptionInformation.html" text:style-name="Internet_20_link" text:visited-style-name="Visited_20_Internet_20_Link">Configuration Description Information</text:a>.<text:change-start text:change-id="ct106652631479488"/><office:annotation-end office:name="__Annotation__4950_1062104193"/><text:change-end text:change-id="ct106652631479488"/></text:p>
      <text:h text:style-name="Heading_20_1" text:outline-level="1">References and Context (Normative)</text:h>
      <text:p text:style-name="P1"><text:change text:change-id="ct105553119808896"/><text:change-start text:change-id="ct105553119809472"/>This specification is in the context of the following OpenLCB-CAN Standards: <text:change-end text:change-id="ct105553119809472"/><text:change text:change-id="ct105553119809664"/></text:p>
      <text:list xml:id="list1646799828" text:continue-numbering="true" text:style-name="L1">
        <text:list-item>
          <text:p text:style-name="P2">OpenLCB Datagram Protocol<text:change-start text:change-id="ct105553119809856"/>, which defines the protocol for transporting 0-72 byte datagrams <text:span text:style-name="T6">from</text:span> node to node.<text:change-end text:change-id="ct105553119809856"/><text:change-start text:change-id="ct105553119810048"/></text:p>
        </text:list-item>
        <text:list-item>
          <text:p text:style-name="P2"><text:change-end text:change-id="ct105553119810048"/><text:change text:change-id="ct105553119810240"/><text:change-start text:change-id="ct105553119810432"/>OpenLCB Message Network, which defines message interchange for OpenLCB, specifically how this protocol appears in the <text:change-end text:change-id="ct105553119810432"/><text:change-start text:change-id="ct105553119810624"/>Protocol Support Reply message.<text:change-end text:change-id="ct105553119810624"/></text:p>
        </text:list-item>
      </text:list>
      <text:h text:style-name="Heading_20_1" text:outline-level="1">Protocol<text:change-start text:change-id="ct105553119810816"/> (Normative)<text:change-end text:change-id="ct105553119810816"/></text:h>
      <text:p text:style-name="Standard"><text:change text:change-id="ct105553119811008"/></text:p>
      <text:h text:style-name="Heading_20_2" text:outline-level="2">Address Space Size</text:h>
      <text:p text:style-name="Standard">Configuration <text:change-start text:change-id="ct105553119811200"/>memory <text:change-end text:change-id="ct105553119811200"/>addresses are 32 bits. The addressable quantity is the byte. <text:change-start text:change-id="ct107202387363264"/>There are 255 unique address spaces, which are specified using an address space selectors.<text:change-end text:change-id="ct107202387363264"/></text:p>
      <text:h text:style-name="Heading_20_2" text:outline-level="2">Address Space Selection</text:h>
      <text:p text:style-name="Standard"><text:change text:change-id="ct105553119811392"/><text:change-start text:change-id="ct107202387373056"/>Of the 255 unique address spaces, those that follow <text:change-end text:change-id="ct107202387373056"/><text:change-start text:change-id="ct107202387375360"/>are <text:change-end text:change-id="ct107202387375360"/><text:change text:change-id="ct105553121916992"/><text:change-start text:change-id="ct106652631510016"/>r<text:change-end text:change-id="ct106652631510016"/>equired<text:change-start text:change-id="ct105553121920256"/> to be implemented by any node that implements this specification<text:change-end text:change-id="ct105553121920256"/><text:change text:change-id="ct105553121916608"/> (these may or may not have content on a particular node); the<text:change text:change-id="ct107202389352704"/><text:change-start text:change-id="ct107202389354432"/> following<text:change-end text:change-id="ct107202389354432"/> address space numbers can only be used for <text:change text:change-id="ct107202389354624"/><text:change-start text:change-id="ct107202389352896"/>the specified purpose<text:change-end text:change-id="ct107202389352896"/>, and if the<text:change-start text:change-id="ct106652631536512"/> corresponding<text:change-end text:change-id="ct106652631536512"/> information is available, it must be accessible by these <text:change text:change-id="ct107202389355968"/><text:change-start text:change-id="ct107202389360192"/>address space selectors<text:change-end text:change-id="ct107202389360192"/> (in addition to any others the designer might provide):</text:p>
      <text:list xml:id="list891340909413983125" text:style-name="L2">
        <text:list-item>
          <text:p text:style-name="P23">(<text:change-start text:change-id="ct107202389360000"/>space<text:change-end text:change-id="ct107202389360000"/><text:change-start text:change-id="ct106652631554752"/>=<text:change-end text:change-id="ct106652631554752"/>0xFF, <office:annotation office:name="__Annotation__4981_1062104193"><dc:creator>D.E. Goodman-Wilson</dc:creator><dc:date>2014-09-22T08:25:57</dc:date><text:p text:style-name="P29"><text:span text:style-name="T7">What is the flag, in this context? Not obvious where I would look to find out what this means.</text:span></text:p></office:annotation>flag=11<text:change-start text:change-id="ct105553121936960"/><office:annotation-end office:name="__Annotation__4981_1062104193"/><text:change-end text:change-id="ct105553121936960"/>) Configuration definition – <text:change text:change-id="ct105553121947904"/><text:change-start text:change-id="ct105553121933696"/>A read-only space containing the Configuration Description Information for this node, if any.<text:change-end text:change-id="ct105553121933696"/></text:p>
        </text:list-item>
        <text:list-item>
          <text:p text:style-name="P23"><text:soft-page-break/>(<text:change-start text:change-id="ct105553119936192"/>space<text:change-end text:change-id="ct105553119936192"/><text:change-start text:change-id="ct106102875726080"/>=<text:change-end text:change-id="ct106102875726080"/>0xFE, flag=10) All memory – <text:change-start text:change-id="ct107202389392448"/>This <text:change-end text:change-id="ct107202389392448"/><text:change-start text:change-id="ct105553121962304"/>special space <text:change-end text:change-id="ct105553121962304"/>provides access to <text:change text:change-id="ct106652631563200"/>all<text:change text:change-id="ct107202389388224"/> memory in the device, where “all” is defined by the designer<text:change text:change-id="ct105553121932160"/>. <office:annotation office:name="__Annotation__4983_1062104193"><dc:creator>D.E. Goodman-Wilson</dc:creator><dc:date>2014-09-22T08:30:00</dc:date><text:p text:style-name="P29"><text:span text:style-name="T7">This should go in the TN</text:span></text:p></office:annotation>Can be used for e.g. dynamic access to RAM for monitoring &amp; debugging. <text:change-start text:change-id="ct105553121966528"/><office:annotation-end office:name="__Annotation__4983_1062104193"/><text:change-end text:change-id="ct105553121966528"/></text:p>
        </text:list-item>
        <text:list-item>
          <text:p text:style-name="P23">(<text:change-start text:change-id="ct105553119824064"/>space<text:change-end text:change-id="ct105553119824064"/><text:change-start text:change-id="ct105553121948864"/>=<text:change-end text:change-id="ct105553121948864"/>0xFD, flag=01) Configuration <text:change-start text:change-id="ct106652631562240"/>–<text:change-end text:change-id="ct106652631562240"/> <text:change text:change-id="ct107202389382656"/><text:change-start text:change-id="ct107202389394176"/>A writeable basic<text:change-end text:change-id="ct107202389394176"/> configuration space, with the structure of the 32-bit space defined by the designer.</text:p>
        </text:list-item>
      </text:list>
      <text:p text:style-name="Standard">These three spaces, inclusive, can be addressed without an extra byte in the datagram using control bits in the flag byte. All others <text:change text:change-id="ct106102877789824"/><text:change-start text:change-id="ct106102877790208"/>must<text:change-end text:change-id="ct106102877790208"/> be specified as a byte value<text:change-start text:change-id="ct105553121966336"/> in byte 6 of the datagram payload (see §4.3)<text:change-end text:change-id="ct105553121966336"/>. <office:annotation office:name="__Annotation__4984_1062104193"><dc:creator>D.E. Goodman-Wilson</dc:creator><dc:date>2014-09-22T08:31:12</dc:date><text:p text:style-name="P29"><text:span text:style-name="T7">Why does this matter to the reader?</text:span></text:p></office:annotation>The high addresses (0xFD through 0xFF) were chosen for the dedicated spaces so that space numbers 00, 01, 02 could be used as a 5<text:span text:style-name="T4">th</text:span> bytes in a contiguous address if desired.<text:change-start text:change-id="ct106102877802688"/><office:annotation-end office:name="__Annotation__4984_1062104193"/><text:change-end text:change-id="ct106102877802688"/></text:p>
      <text:h text:style-name="Heading_20_2" text:outline-level="2">Message Formats</text:h>
      <text:p text:style-name="Standard">The following table shows available configuration <text:change text:change-id="ct106102875645440"/><text:change-start text:change-id="ct106102877785600"/>message<text:change-end text:change-id="ct106102877785600"/> formats. All other<text:change text:change-id="ct106102877824384"/><text:change-start text:change-id="ct106102877823616"/> formats are<text:change-end text:change-id="ct106102877823616"/> reserved. <office:annotation office:name="__Annotation__5057_1062104193"><dc:creator>D.E. Goodman-Wilson</dc:creator><dc:date>2014-09-22T08:32:16</dc:date><text:p text:style-name="P29"><text:span text:style-name="T7">What does this mean?</text:span></text:p></office:annotation>They must not be skipped during identification<text:change-start text:change-id="ct107202387356736"/><office:annotation-end office:name="__Annotation__5057_1062104193"/><text:change-end text:change-id="ct107202387356736"/>.<text:change text:change-id="ct106652633548992"/></text:p>
      <text:h text:style-name="Heading_20_3" text:outline-level="3">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column table:style-name="ReadCommandTable.F"/>
        <table:table-column table:style-name="ReadCommandTable.G"/>
        <table:table-column table:style-name="ReadCommandTable.H"/>
        <table:table-header-rows>
          <table:table-row>
            <table:table-cell table:style-name="ReadCommandTable.A1" office:value-type="string">
              <text:p text:style-name="P14">Byte 0</text:p>
            </table:table-cell>
            <table:table-cell table:style-name="ReadCommandTable.A1" office:value-type="string">
              <text:p text:style-name="P14">Byte 1</text:p>
            </table:table-cell>
            <table:table-cell table:style-name="ReadCommandTable.A1" office:value-type="string">
              <text:p text:style-name="P14">Byte 2</text:p>
            </table:table-cell>
            <table:table-cell table:style-name="ReadCommandTable.A1" office:value-type="string">
              <text:p text:style-name="P14">Byte 3</text:p>
            </table:table-cell>
            <table:table-cell table:style-name="ReadCommandTable.A1" office:value-type="string">
              <text:p text:style-name="P14">Byte 4</text:p>
            </table:table-cell>
            <table:table-cell table:style-name="ReadCommandTable.A1" office:value-type="string">
              <text:p text:style-name="P14">Byte 5</text:p>
            </table:table-cell>
            <table:table-cell table:style-name="ReadCommandTable.A1" office:value-type="string">
              <text:p text:style-name="P14">Byte 6<text:line-break/>(optional)</text:p>
            </table:table-cell>
            <table:table-cell table:style-name="ReadCommandTable.H1" office:value-type="string">
              <text:p text:style-name="P14">Byte 7/6</text:p>
            </table:table-cell>
          </table:table-row>
        </table:table-header-rows>
        <table:table-row>
          <table:table-cell table:style-name="ReadCommandTable.A2" office:value-type="string">
            <text:p text:style-name="P3">0x20</text:p>
          </table:table-cell>
          <table:table-cell table:style-name="ReadCommandTable.A2" office:value-type="string">
            <text:p text:style-name="P3">0x4<text:change text:change-id="ct106652631434368"/><text:change-start text:change-id="ct106652631434560"/>0<text:change-end text:change-id="ct106652631434560"/> Space in byte 6<text:line-break/>0x4<text:change text:change-id="ct106652631434752"/><text:change-start text:change-id="ct106652631434944"/>1<text:change-end text:change-id="ct106652631434944"/> Space 0xFD<text:line-break/>0x4<text:change text:change-id="ct106652631435136"/><text:change-start text:change-id="ct106652631435328"/>2<text:change-end text:change-id="ct106652631435328"/> Space 0xFE<text:line-break/>0x4<text:change text:change-id="ct106652631435520"/><text:change-start text:change-id="ct106652631435712"/>3<text:change-end text:change-id="ct106652631435712"/> Space 0xFF </text:p>
          </table:table-cell>
          <table:table-cell table:style-name="ReadCommandTable.A2" table:number-columns-spanned="4" office:value-type="string">
            <text:p text:style-name="P4">Starting Address</text:p>
          </table:table-cell>
          <table:covered-table-cell/>
          <table:covered-table-cell/>
          <table:covered-table-cell/>
          <table:table-cell table:style-name="ReadCommandTable.A2" office:value-type="string">
            <text:p text:style-name="P4">Address Space</text:p>
          </table:table-cell>
          <table:table-cell table:style-name="ReadCommandTable.H2" office:value-type="string">
            <text:p text:style-name="P4">Read Count (1-64)</text:p>
            <text:p text:style-name="P4">Upper bit reserved, must be ignored</text:p>
          </table:table-cell>
        </table:table-row>
      </table:table>
      <text:p text:style-name="Standard"/>
      <text:h text:style-name="Heading_20_3" text:outline-level="3">Read Reply</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header-rows>
          <table:table-row>
            <table:table-cell table:style-name="Table4.A1" office:value-type="string">
              <text:p text:style-name="P14">Byte 0</text:p>
            </table:table-cell>
            <table:table-cell table:style-name="Table4.A1" office:value-type="string">
              <text:p text:style-name="P14">Byte 1</text:p>
            </table:table-cell>
            <table:table-cell table:style-name="Table4.A1" office:value-type="string">
              <text:p text:style-name="P14">Byte 2</text:p>
            </table:table-cell>
            <table:table-cell table:style-name="Table4.A1" office:value-type="string">
              <text:p text:style-name="P14">Byte 3</text:p>
            </table:table-cell>
            <table:table-cell table:style-name="Table4.A1" office:value-type="string">
              <text:p text:style-name="P14">Byte 4</text:p>
            </table:table-cell>
            <table:table-cell table:style-name="Table4.A1" office:value-type="string">
              <text:p text:style-name="P14">Byte 5</text:p>
            </table:table-cell>
            <table:table-cell table:style-name="Table4.A1" office:value-type="string">
              <text:p text:style-name="P14">Byte 6<text:line-break/>(optional)</text:p>
            </table:table-cell>
            <table:table-cell table:style-name="Table4.H1" office:value-type="string">
              <text:p text:style-name="P14"><office:annotation office:name="__Annotation__5096_1062104193"><dc:creator>D.E. Goodman-Wilson</dc:creator><dc:date>2014-09-22T08:34:08</dc:date><text:p text:style-name="P29"><text:span text:style-name="T7">“–</text:span><text:span text:style-name="T7">ff.” or “Remaining Bytes”? The reply will be more than one byte. How to indicate?</text:span></text:p></office:annotation>Byte 7/6<text:change-start text:change-id="ct105553121994176"/>.<text:change-end text:change-id="ct105553121994176"/><text:change-start text:change-id="ct105553121989568"/><office:annotation-end office:name="__Annotation__5096_1062104193"/><text:change-end text:change-id="ct105553121989568"/></text:p>
            </table:table-cell>
          </table:table-row>
        </table:table-header-rows>
        <table:table-row>
          <table:table-cell table:style-name="Table4.A2" table:number-rows-spanned="2" office:value-type="string">
            <text:p text:style-name="P3">0x20</text:p>
          </table:table-cell>
          <table:table-cell table:style-name="Table4.A2" office:value-type="string">
            <text:p text:style-name="P3">OK status:</text:p>
            <text:p text:style-name="P3">0x5<text:change text:change-id="ct105553119811584"/><text:change-start text:change-id="ct105553119811776"/>0<text:change-end text:change-id="ct105553119811776"/> Space in byte 6<text:line-break/>0x5<text:change text:change-id="ct105553119811968"/><text:change-start text:change-id="ct105553119812160"/>1<text:change-end text:change-id="ct105553119812160"/> Space 0xFD<text:line-break/>0x5<text:change text:change-id="ct105553119812352"/><text:change-start text:change-id="ct105553119812544"/>2<text:change-end text:change-id="ct105553119812544"/> Space 0xFE<text:line-break/>0x5<text:change text:change-id="ct105553119812736"/><text:change-start text:change-id="ct105553119812928"/>3<text:change-end text:change-id="ct105553119812928"/> Space 0xFF </text:p>
          </table:table-cell>
          <table:table-cell table:style-name="Table4.A2" table:number-columns-spanned="4" office:value-type="string">
            <text:p text:style-name="P4">Starting Address</text:p>
          </table:table-cell>
          <table:covered-table-cell/>
          <table:covered-table-cell/>
          <table:covered-table-cell/>
          <table:table-cell table:style-name="Table4.A2" office:value-type="string">
            <text:p text:style-name="P4">Address Space</text:p>
          </table:table-cell>
          <table:table-cell table:style-name="Table4.H2" office:value-type="string">
            <text:p text:style-name="P4">Data (1-64)</text:p>
          </table:table-cell>
        </table:table-row>
        <table:table-row>
          <table:covered-table-cell/>
          <table:table-cell table:style-name="Table4.A2" office:value-type="string">
            <text:p text:style-name="P3">Failure status:</text:p>
            <text:p text:style-name="P3">0x5<text:change text:change-id="ct105553119813120"/><text:change-start text:change-id="ct105553119813312"/>8<text:change-end text:change-id="ct105553119813312"/> Space in byte 6<text:line-break/>0x5<text:change text:change-id="ct105553119813504"/><text:change-start text:change-id="ct105553119813696"/>9<text:change-end text:change-id="ct105553119813696"/> Space 0xFD<text:line-break/>0x5<text:change text:change-id="ct105553119813888"/><text:change-start text:change-id="ct105553119814080"/>A<text:change-end text:change-id="ct105553119814080"/> Space 0xFE<text:line-break/>0x5<text:change text:change-id="ct105553119814272"/><text:change-start text:change-id="ct105553119814464"/>B<text:change-end text:change-id="ct105553119814464"/><text:change-start text:change-id="ct105553121991872"/> <text:change-end text:change-id="ct105553121991872"/>Space 0xFF </text:p>
          </table:table-cell>
          <table:table-cell table:style-name="Table4.A2" table:number-columns-spanned="4" office:value-type="string">
            <text:p text:style-name="P4">Starting Address</text:p>
          </table:table-cell>
          <table:covered-table-cell/>
          <table:covered-table-cell/>
          <table:covered-table-cell/>
          <table:table-cell table:style-name="Table4.A2" office:value-type="string">
            <text:p text:style-name="P4">Address Space</text:p>
          </table:table-cell>
          <table:table-cell table:style-name="Table4.H2" office:value-type="string">
            <text:p text:style-name="P4">Error Code </text:p>
            <text:p text:style-name="P4">(two bytes), </text:p>
            <text:p text:style-name="P4">followed by optional zero-terminated message string</text:p>
          </table:table-cell>
        </table:table-row>
      </table:table>
      <text:p text:style-name="Standard"/>
      <text:h text:style-name="Heading_20_3" text:outline-level="3"><text:soft-page-break/>Read Stream Comman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header-rows>
          <table:table-row>
            <table:table-cell table:style-name="Table8.A1" office:value-type="string">
              <text:p text:style-name="P14">Byte 0</text:p>
            </table:table-cell>
            <table:table-cell table:style-name="Table8.A1" office:value-type="string">
              <text:p text:style-name="P14">Byte 1</text:p>
            </table:table-cell>
            <table:table-cell table:style-name="Table8.A1" office:value-type="string">
              <text:p text:style-name="P14">Byte 2</text:p>
            </table:table-cell>
            <table:table-cell table:style-name="Table8.A1" office:value-type="string">
              <text:p text:style-name="P14">Byte 3</text:p>
            </table:table-cell>
            <table:table-cell table:style-name="Table8.A1" office:value-type="string">
              <text:p text:style-name="P14">Byte 4</text:p>
            </table:table-cell>
            <table:table-cell table:style-name="Table8.A1" office:value-type="string">
              <text:p text:style-name="P14">Byte 5</text:p>
            </table:table-cell>
            <table:table-cell table:style-name="Table8.A1" office:value-type="string">
              <text:p text:style-name="P14">Byte 6<text:line-break/>(optional)</text:p>
            </table:table-cell>
            <table:table-cell table:style-name="Table8.H1" office:value-type="string">
              <text:p text:style-name="P14">Remaining Bytes</text:p>
            </table:table-cell>
          </table:table-row>
        </table:table-header-rows>
        <table:table-row>
          <table:table-cell table:style-name="Table8.A2" office:value-type="string">
            <text:p text:style-name="P3">0x20</text:p>
          </table:table-cell>
          <table:table-cell table:style-name="Table8.A2" office:value-type="string">
            <text:p text:style-name="P3">0x6<text:change text:change-id="ct105553119814656"/><text:change-start text:change-id="ct105553119814848"/>0<text:change-end text:change-id="ct105553119814848"/> Space in byte 6<text:line-break/>0x6<text:change text:change-id="ct105553119815040"/><text:change-start text:change-id="ct105553119815232"/>1<text:change-end text:change-id="ct105553119815232"/> Space 0xFD<text:line-break/>0x6<text:change text:change-id="ct105553119815424"/><text:change-start text:change-id="ct105553119815616"/>2<text:change-end text:change-id="ct105553119815616"/> Space 0xFE<text:line-break/>0x6<text:change text:change-id="ct105553119815808"/><text:change-start text:change-id="ct105553119816000"/>3<text:change-end text:change-id="ct105553119816000"/> Space 0xFF </text:p>
          </table:table-cell>
          <table:table-cell table:style-name="Table8.A2" table:number-columns-spanned="4" office:value-type="string">
            <text:p text:style-name="P4">Starting Address</text:p>
          </table:table-cell>
          <table:covered-table-cell/>
          <table:covered-table-cell/>
          <table:covered-table-cell/>
          <table:table-cell table:style-name="Table8.A2" office:value-type="string">
            <text:p text:style-name="P4">Address Space</text:p>
          </table:table-cell>
          <table:table-cell table:style-name="Table8.H2" office:value-type="string">
            <text:p text:style-name="P4">Read Count (4 bytes), followed by <office:annotation office:name="__Annotation__5179_1062104193"><dc:creator>D.E. Goodman-Wilson</dc:creator><dc:date>2014-09-22T08:36:03</dc:date><text:p text:style-name="P29"><text:span text:style-name="T7">DO we need to specify this here? Since streams are involved, we should probably add a ref to the Streams doc at the beginning?</text:span></text:p></office:annotation>stream definition information<text:change-start text:change-id="ct106102877834560"/><office:annotation-end office:name="__Annotation__5179_1062104193"/><text:change-end text:change-id="ct106102877834560"/></text:p>
          </table:table-cell>
        </table:table-row>
      </table:table>
      <text:p text:style-name="Standard"><text:change-start text:change-id="ct105553119816192"/></text:p>
      <text:h text:style-name="Heading_20_3" text:outline-level="3">Read Stream Reply</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header-rows>
          <table:table-row>
            <table:table-cell table:style-name="Table23.A1" office:value-type="string">
              <text:p text:style-name="P14">Byte 0</text:p>
            </table:table-cell>
            <table:table-cell table:style-name="Table23.A1" office:value-type="string">
              <text:p text:style-name="P14">Byte 1</text:p>
            </table:table-cell>
            <table:table-cell table:style-name="Table23.A1" office:value-type="string">
              <text:p text:style-name="P14">Byte 2</text:p>
            </table:table-cell>
            <table:table-cell table:style-name="Table23.A1" office:value-type="string">
              <text:p text:style-name="P14">Byte 3</text:p>
            </table:table-cell>
            <table:table-cell table:style-name="Table23.A1" office:value-type="string">
              <text:p text:style-name="P14">Byte 4</text:p>
            </table:table-cell>
            <table:table-cell table:style-name="Table23.A1" office:value-type="string">
              <text:p text:style-name="P14">Byte 5</text:p>
            </table:table-cell>
            <table:table-cell table:style-name="Table23.A1" office:value-type="string">
              <text:p text:style-name="P14">Byte 6<text:line-break/>(optional)</text:p>
            </table:table-cell>
            <table:table-cell table:style-name="Table23.H1" office:value-type="string">
              <text:p text:style-name="P14">Byte 7/6</text:p>
            </table:table-cell>
          </table:table-row>
        </table:table-header-rows>
        <table:table-row>
          <table:table-cell table:style-name="Table23.A2" table:number-rows-spanned="2" office:value-type="string">
            <text:p text:style-name="P3">0x20</text:p>
          </table:table-cell>
          <table:table-cell table:style-name="Table23.A2" office:value-type="string">
            <text:p text:style-name="P3">OK status:</text:p>
            <text:p text:style-name="P3">0x70 Space in byte 6<text:line-break/>0x71 Space 0xFD<text:line-break/>0x72 Space 0xFE<text:line-break/>0x73 Space 0xFF </text:p>
          </table:table-cell>
          <table:table-cell table:style-name="Table23.A2" table:number-columns-spanned="4" office:value-type="string">
            <text:p text:style-name="P4">Starting Address</text:p>
          </table:table-cell>
          <table:covered-table-cell/>
          <table:covered-table-cell/>
          <table:covered-table-cell/>
          <table:table-cell table:style-name="Table23.A2" office:value-type="string">
            <text:p text:style-name="P4">Address Space</text:p>
          </table:table-cell>
          <table:table-cell table:style-name="Table23.H2" office:value-type="string">
            <text:p text:style-name="P4">Read Count </text:p>
            <text:p text:style-name="P4">(4 bytes), </text:p>
            <text:p text:style-name="P4">Source Stream ID</text:p>
            <text:p text:style-name="P4">(1 byte)</text:p>
          </table:table-cell>
        </table:table-row>
        <table:table-row>
          <table:covered-table-cell/>
          <table:table-cell table:style-name="Table23.A2" office:value-type="string">
            <text:p text:style-name="P3">Failure status:</text:p>
            <text:p text:style-name="P3">0x78 Space in byte 6<text:line-break/>0x79 Space 0xFD<text:line-break/>0x7A Space 0xFE<text:line-break/>0x7BSpace 0xFF </text:p>
          </table:table-cell>
          <table:table-cell table:style-name="Table23.A2" table:number-columns-spanned="4" office:value-type="string">
            <text:p text:style-name="P4">Starting Address</text:p>
          </table:table-cell>
          <table:covered-table-cell/>
          <table:covered-table-cell/>
          <table:covered-table-cell/>
          <table:table-cell table:style-name="Table23.A2" office:value-type="string">
            <text:p text:style-name="P4">Address Space</text:p>
          </table:table-cell>
          <table:table-cell table:style-name="Table23.H2" office:value-type="string">
            <text:p text:style-name="P4">Error Code </text:p>
            <text:p text:style-name="P4">(two bytes), </text:p>
            <text:p text:style-name="P4">followed by optional zero-terminated message string</text:p>
          </table:table-cell>
        </table:table-row>
      </table:table>
      <text:p text:style-name="Standard"><text:change-end text:change-id="ct105553119816192"/></text:p>
      <text:h text:style-name="Heading_20_3" text:outline-level="3">Write Comman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header-rows>
          <table:table-row>
            <table:table-cell table:style-name="Table5.A1" office:value-type="string">
              <text:p text:style-name="P14">Byte 0</text:p>
            </table:table-cell>
            <table:table-cell table:style-name="Table5.A1" office:value-type="string">
              <text:p text:style-name="P14">Byte 1</text:p>
            </table:table-cell>
            <table:table-cell table:style-name="Table5.A1" office:value-type="string">
              <text:p text:style-name="P14">Byte 2</text:p>
            </table:table-cell>
            <table:table-cell table:style-name="Table5.A1" office:value-type="string">
              <text:p text:style-name="P14">Byte 3</text:p>
            </table:table-cell>
            <table:table-cell table:style-name="Table5.A1" office:value-type="string">
              <text:p text:style-name="P14">Byte 4</text:p>
            </table:table-cell>
            <table:table-cell table:style-name="Table5.A1" office:value-type="string">
              <text:p text:style-name="P14">Byte 5</text:p>
            </table:table-cell>
            <table:table-cell table:style-name="Table5.A1" office:value-type="string">
              <text:p text:style-name="P14">Byte 6<text:line-break/>(optional)</text:p>
            </table:table-cell>
            <table:table-cell table:style-name="Table5.H1" office:value-type="string">
              <text:p text:style-name="P14">Remaining Bytes</text:p>
            </table:table-cell>
          </table:table-row>
        </table:table-header-rows>
        <table:table-row>
          <table:table-cell table:style-name="Table5.A2" office:value-type="string">
            <text:p text:style-name="P3">0x20</text:p>
          </table:table-cell>
          <table:table-cell table:style-name="Table5.A2" office:value-type="string">
            <text:p text:style-name="P3">0x0<text:change text:change-id="ct105553119816384"/><text:change-start text:change-id="ct105553119816576"/>0<text:change-end text:change-id="ct105553119816576"/> Space in byte 6<text:line-break/>0x0<text:change text:change-id="ct105553119816768"/><text:change-start text:change-id="ct105553119816960"/>1<text:change-end text:change-id="ct105553119816960"/> Space 0xFD<text:line-break/>0x0<text:change text:change-id="ct105553119817152"/><text:change-start text:change-id="ct105553119817344"/>2<text:change-end text:change-id="ct105553119817344"/> Space 0xFE<text:line-break/>0x0<text:change text:change-id="ct105553119817536"/><text:change-start text:change-id="ct105553119817728"/>3<text:change-end text:change-id="ct105553119817728"/> Space 0xFF </text:p>
          </table:table-cell>
          <table:table-cell table:style-name="Table5.A2" table:number-columns-spanned="4" office:value-type="string">
            <text:p text:style-name="P4">Starting Address</text:p>
          </table:table-cell>
          <table:covered-table-cell/>
          <table:covered-table-cell/>
          <table:covered-table-cell/>
          <table:table-cell table:style-name="Table5.A2" office:value-type="string">
            <text:p text:style-name="P4">Address Space</text:p>
          </table:table-cell>
          <table:table-cell table:style-name="Table5.H2" office:value-type="string">
            <text:p text:style-name="P4">Data (1-64 bytes)</text:p>
          </table:table-cell>
        </table:table-row>
      </table:table>
      <text:p text:style-name="Standard"/>
      <text:h text:style-name="Heading_20_3" text:outline-level="3"><text:soft-page-break/>Write Reply</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header-rows>
          <table:table-row>
            <table:table-cell table:style-name="Table2.A1" office:value-type="string">
              <text:p text:style-name="P14">Byte 0</text:p>
            </table:table-cell>
            <table:table-cell table:style-name="Table2.A1" office:value-type="string">
              <text:p text:style-name="P14">Byte 1</text:p>
            </table:table-cell>
            <table:table-cell table:style-name="Table2.A1" office:value-type="string">
              <text:p text:style-name="P14">Byte 2</text:p>
            </table:table-cell>
            <table:table-cell table:style-name="Table2.A1" office:value-type="string">
              <text:p text:style-name="P14">Byte 3</text:p>
            </table:table-cell>
            <table:table-cell table:style-name="Table2.A1" office:value-type="string">
              <text:p text:style-name="P14">Byte 4</text:p>
            </table:table-cell>
            <table:table-cell table:style-name="Table2.A1" office:value-type="string">
              <text:p text:style-name="P14">Byte 5</text:p>
            </table:table-cell>
            <table:table-cell table:style-name="Table2.A1" office:value-type="string">
              <text:p text:style-name="P14">Byte 6<text:line-break/>(optional)</text:p>
            </table:table-cell>
            <table:table-cell table:style-name="Table2.H1" office:value-type="string">
              <text:p text:style-name="P14">Remaining Bytes</text:p>
            </table:table-cell>
          </table:table-row>
        </table:table-header-rows>
        <table:table-row>
          <table:table-cell table:style-name="Table2.A2" table:number-rows-spanned="2" office:value-type="string">
            <text:p text:style-name="P3">0x20</text:p>
          </table:table-cell>
          <table:table-cell table:style-name="Table2.A2" office:value-type="string">
            <text:p text:style-name="P3">OK status:</text:p>
            <text:p text:style-name="P3">0x1<text:change text:change-id="ct105553119817920"/><text:change-start text:change-id="ct105553119818112"/>0<text:change-end text:change-id="ct105553119818112"/> Space in byte 6<text:line-break/>0x1<text:change text:change-id="ct105553119818304"/><text:change-start text:change-id="ct105553119818496"/>1<text:change-end text:change-id="ct105553119818496"/> Space 0xFD<text:line-break/>0x1<text:change text:change-id="ct105553119818688"/><text:change-start text:change-id="ct105553119818880"/>2<text:change-end text:change-id="ct105553119818880"/> Space 0xFE<text:line-break/>0x1<text:change text:change-id="ct105553119819072"/><text:change-start text:change-id="ct105553119819264"/>3<text:change-end text:change-id="ct105553119819264"/> Space 0xFF </text:p>
          </table:table-cell>
          <table:table-cell table:style-name="Table2.A2" table:number-columns-spanned="4" office:value-type="string">
            <text:p text:style-name="P4">Starting Address</text:p>
          </table:table-cell>
          <table:covered-table-cell/>
          <table:covered-table-cell/>
          <table:covered-table-cell/>
          <table:table-cell table:style-name="Table2.A2" office:value-type="string">
            <text:p text:style-name="P4">Address Space</text:p>
          </table:table-cell>
          <table:table-cell table:style-name="Table2.H2" office:value-type="string">
            <text:p text:style-name="P4"><text:change text:change-id="ct105553119819456"/><text:change-start text:change-id="ct105553119819648"/>(None)<text:change-end text:change-id="ct105553119819648"/></text:p>
          </table:table-cell>
        </table:table-row>
        <table:table-row>
          <table:covered-table-cell/>
          <table:table-cell table:style-name="Table2.A2" office:value-type="string">
            <text:p text:style-name="P3">Failure status:</text:p>
            <text:p text:style-name="P3">0x1<text:change text:change-id="ct105553119819840"/><text:change-start text:change-id="ct105553119820032"/>8<text:change-end text:change-id="ct105553119820032"/> Space in byte 6<text:line-break/>0x1<text:change text:change-id="ct105553119820224"/><text:change-start text:change-id="ct105553119820416"/>9<text:change-end text:change-id="ct105553119820416"/> Space 0xFD<text:line-break/>0x1<text:change text:change-id="ct105553119820608"/><text:change-start text:change-id="ct105553119820800"/>A<text:change-end text:change-id="ct105553119820800"/> Space 0xFE<text:line-break/>0x1<text:change text:change-id="ct105553119820992"/><text:change-start text:change-id="ct105553119821184"/>B<text:change-end text:change-id="ct105553119821184"/> Space 0xFF </text:p>
          </table:table-cell>
          <table:table-cell table:style-name="Table2.A2" table:number-columns-spanned="4" office:value-type="string">
            <text:p text:style-name="P4">Starting Address</text:p>
          </table:table-cell>
          <table:covered-table-cell/>
          <table:covered-table-cell/>
          <table:covered-table-cell/>
          <table:table-cell table:style-name="Table2.A2" office:value-type="string">
            <text:p text:style-name="P4">Address Space</text:p>
          </table:table-cell>
          <table:table-cell table:style-name="Table2.H2" office:value-type="string">
            <text:p text:style-name="P4">Error Code </text:p>
            <text:p text:style-name="P4">(two bytes), </text:p>
            <text:p text:style-name="P4">followed by optional zero-terminated message string</text:p>
          </table:table-cell>
        </table:table-row>
      </table:table>
      <text:p text:style-name="Standard"/>
      <text:h text:style-name="Heading_20_3" text:outline-level="3">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header-rows>
          <table:table-row>
            <table:table-cell table:style-name="Table6.A1" office:value-type="string">
              <text:p text:style-name="P14">Byte 0</text:p>
            </table:table-cell>
            <table:table-cell table:style-name="Table6.A1" office:value-type="string">
              <text:p text:style-name="P14">Byte 1</text:p>
            </table:table-cell>
            <table:table-cell table:style-name="Table6.A1" office:value-type="string">
              <text:p text:style-name="P14">Byte 2</text:p>
            </table:table-cell>
            <table:table-cell table:style-name="Table6.A1" office:value-type="string">
              <text:p text:style-name="P14">Byte 3</text:p>
            </table:table-cell>
            <table:table-cell table:style-name="Table6.A1" office:value-type="string">
              <text:p text:style-name="P14">Byte 4</text:p>
            </table:table-cell>
            <table:table-cell table:style-name="Table6.A1" office:value-type="string">
              <text:p text:style-name="P14">Byte 5</text:p>
            </table:table-cell>
            <table:table-cell table:style-name="Table6.A1" office:value-type="string">
              <text:p text:style-name="P14">Byte 6<text:line-break/>(optional)</text:p>
            </table:table-cell>
            <table:table-cell table:style-name="Table6.H1" office:value-type="string">
              <text:p text:style-name="P14">Remainder</text:p>
            </table:table-cell>
          </table:table-row>
        </table:table-header-rows>
        <table:table-row>
          <table:table-cell table:style-name="Table6.A2" office:value-type="string">
            <text:p text:style-name="P3">0x20</text:p>
          </table:table-cell>
          <table:table-cell table:style-name="Table6.A2" office:value-type="string">
            <text:p text:style-name="P3">0x0<text:change text:change-id="ct105553119821376"/><text:change-start text:change-id="ct105553119821568"/>8<text:change-end text:change-id="ct105553119821568"/> Space in byte 6<text:line-break/>0x0<text:change text:change-id="ct105553119821760"/><text:change-start text:change-id="ct105553119821952"/>9<text:change-end text:change-id="ct105553119821952"/> Space 0xFD<text:line-break/>0x0<text:change text:change-id="ct105553119822144"/><text:change-start text:change-id="ct105553119822336"/>A<text:change-end text:change-id="ct105553119822336"/> Space 0xFE<text:line-break/>0x0<text:change text:change-id="ct105553119822528"/><text:change-start text:change-id="ct105553119822720"/>B<text:change-end text:change-id="ct105553119822720"/> Space 0xFF </text:p>
          </table:table-cell>
          <table:table-cell table:style-name="Table6.A2" table:number-columns-spanned="4" office:value-type="string">
            <text:p text:style-name="P4">Starting Address</text:p>
          </table:table-cell>
          <table:covered-table-cell/>
          <table:covered-table-cell/>
          <table:covered-table-cell/>
          <table:table-cell table:style-name="Table6.A2" office:value-type="string">
            <text:p text:style-name="P4">Address Space</text:p>
          </table:table-cell>
          <table:table-cell table:style-name="Table6.H2" office:value-type="string">
            <text:p text:style-name="P4">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h text:style-name="Heading_20_3" text:outline-level="3">Write Stream Comman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header-rows>
          <table:table-row>
            <table:table-cell table:style-name="Table7.A1" office:value-type="string">
              <text:p text:style-name="P14">Byte 0</text:p>
            </table:table-cell>
            <table:table-cell table:style-name="Table7.A1" office:value-type="string">
              <text:p text:style-name="P14">Byte 1</text:p>
            </table:table-cell>
            <table:table-cell table:style-name="Table7.A1" office:value-type="string">
              <text:p text:style-name="P14">Byte 2</text:p>
            </table:table-cell>
            <table:table-cell table:style-name="Table7.A1" office:value-type="string">
              <text:p text:style-name="P14">Byte 3</text:p>
            </table:table-cell>
            <table:table-cell table:style-name="Table7.A1" office:value-type="string">
              <text:p text:style-name="P14">Byte 4</text:p>
            </table:table-cell>
            <table:table-cell table:style-name="Table7.A1" office:value-type="string">
              <text:p text:style-name="P14">Byte 5</text:p>
            </table:table-cell>
            <table:table-cell table:style-name="Table7.A1" office:value-type="string">
              <text:p text:style-name="P14">Byte 6<text:line-break/>(optional)</text:p>
            </table:table-cell>
            <table:table-cell table:style-name="Table7.H1" office:value-type="string">
              <text:p text:style-name="P14">Remainder</text:p>
            </table:table-cell>
          </table:table-row>
        </table:table-header-rows>
        <table:table-row>
          <table:table-cell table:style-name="Table7.A2" office:value-type="string">
            <text:p text:style-name="P3">0x20</text:p>
          </table:table-cell>
          <table:table-cell table:style-name="Table7.A2" office:value-type="string">
            <text:p text:style-name="P3">0x2<text:change text:change-id="ct106102875619712"/><text:change-start text:change-id="ct105553119809280"/>0<text:change-end text:change-id="ct105553119809280"/> Space in byte 6<text:line-break/>0x2<text:change text:change-id="ct105553119822912"/><text:change-start text:change-id="ct105553119823104"/>1<text:change-end text:change-id="ct105553119823104"/> Space 0xFD<text:line-break/>0x2<text:change text:change-id="ct105553119823296"/><text:change-start text:change-id="ct105553119823488"/>2<text:change-end text:change-id="ct105553119823488"/> Space 0xFE<text:line-break/>0x2<text:change text:change-id="ct105553119823680"/><text:change-start text:change-id="ct105553119823872"/>3<text:change-end text:change-id="ct105553119823872"/> Space 0xFF </text:p>
          </table:table-cell>
          <table:table-cell table:style-name="Table7.A2" table:number-columns-spanned="4" office:value-type="string">
            <text:p text:style-name="P4">Starting Address</text:p>
          </table:table-cell>
          <table:covered-table-cell/>
          <table:covered-table-cell/>
          <table:covered-table-cell/>
          <table:table-cell table:style-name="Table7.A2" office:value-type="string">
            <text:p text:style-name="P4">Address Space</text:p>
          </table:table-cell>
          <table:table-cell table:style-name="Table7.H2" office:value-type="string">
            <text:p text:style-name="P4">S<text:change text:change-id="ct106652631436288"/><text:change-start text:change-id="ct106652631436480"/>ource Stream ID <text:line-break/>(1 byte)<text:change-end text:change-id="ct106652631436480"/></text:p>
          </table:table-cell>
        </table:table-row>
      </table:table>
      <text:h text:style-name="Heading_20_3" text:outline-level="3"><text:change-start text:change-id="ct105553119824448"/><text:soft-page-break/>Write Stream Reply</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header-rows>
          <table:table-row>
            <table:table-cell table:style-name="Table3.A1" office:value-type="string">
              <text:p text:style-name="P14">Byte 0</text:p>
            </table:table-cell>
            <table:table-cell table:style-name="Table3.A1" office:value-type="string">
              <text:p text:style-name="P14">Byte 1</text:p>
            </table:table-cell>
            <table:table-cell table:style-name="Table3.A1" office:value-type="string">
              <text:p text:style-name="P14">Byte 2</text:p>
            </table:table-cell>
            <table:table-cell table:style-name="Table3.A1" office:value-type="string">
              <text:p text:style-name="P14">Byte 3</text:p>
            </table:table-cell>
            <table:table-cell table:style-name="Table3.A1" office:value-type="string">
              <text:p text:style-name="P14">Byte 4</text:p>
            </table:table-cell>
            <table:table-cell table:style-name="Table3.A1" office:value-type="string">
              <text:p text:style-name="P14">Byte 5</text:p>
            </table:table-cell>
            <table:table-cell table:style-name="Table3.A1" office:value-type="string">
              <text:p text:style-name="P14">Byte 6<text:line-break/>(optional)</text:p>
            </table:table-cell>
            <table:table-cell table:style-name="Table3.H1" office:value-type="string">
              <text:p text:style-name="P14">Remaining Bytes</text:p>
            </table:table-cell>
          </table:table-row>
        </table:table-header-rows>
        <table:table-row>
          <table:table-cell table:style-name="Table3.A2" table:number-rows-spanned="2" office:value-type="string">
            <text:p text:style-name="P3">0x20</text:p>
          </table:table-cell>
          <table:table-cell table:style-name="Table3.A2" office:value-type="string">
            <text:p text:style-name="P3">OK status:</text:p>
            <text:p text:style-name="P3">0x30 Space in byte 6<text:line-break/>0x31 Space 0xFD<text:line-break/>0x32 Space 0xFE<text:line-break/>0x33 Space 0xFF </text:p>
          </table:table-cell>
          <table:table-cell table:style-name="Table3.A2" table:number-columns-spanned="4" office:value-type="string">
            <text:p text:style-name="P4">Starting Address</text:p>
          </table:table-cell>
          <table:covered-table-cell/>
          <table:covered-table-cell/>
          <table:covered-table-cell/>
          <table:table-cell table:style-name="Table3.A2" office:value-type="string">
            <text:p text:style-name="P4">Address Space</text:p>
          </table:table-cell>
          <table:table-cell table:style-name="Table3.H2" office:value-type="string">
            <text:p text:style-name="P4">(None)</text:p>
          </table:table-cell>
        </table:table-row>
        <table:table-row>
          <table:covered-table-cell/>
          <table:table-cell table:style-name="Table3.A2" office:value-type="string">
            <text:p text:style-name="P3">Failure status:</text:p>
            <text:p text:style-name="P3">0x38 Space in byte 6<text:line-break/>0x39 Space 0xFD<text:line-break/>0x3A Space 0xFE<text:line-break/>0x3B Space 0xFF </text:p>
          </table:table-cell>
          <table:table-cell table:style-name="Table3.A2" table:number-columns-spanned="4" office:value-type="string">
            <text:p text:style-name="P4">Starting Address</text:p>
          </table:table-cell>
          <table:covered-table-cell/>
          <table:covered-table-cell/>
          <table:covered-table-cell/>
          <table:table-cell table:style-name="Table3.A2" office:value-type="string">
            <text:p text:style-name="P4">Address Space</text:p>
          </table:table-cell>
          <table:table-cell table:style-name="Table3.H2" office:value-type="string">
            <text:p text:style-name="P4">Error Code </text:p>
            <text:p text:style-name="P4">(two bytes), </text:p>
            <text:p text:style-name="P4">followed by optional zero-terminated message string</text:p>
          </table:table-cell>
        </table:table-row>
      </table:table>
      <text:p text:style-name="Standard"><text:change-end text:change-id="ct105553119824448"/></text:p>
      <text:p text:style-name="Standard"/>
      <text:h text:style-name="Heading_20_3" text:outline-level="3">Get Configuration Options Command</text:h>
      <table:table table:name="Table9" table:style-name="Table9">
        <table:table-column table:style-name="Table9.A" table:number-columns-repeated="2"/>
        <table:table-column table:style-name="Table9.C" table:number-columns-repeated="4"/>
        <table:table-column table:style-name="Table9.G" table:number-columns-repeated="2"/>
        <table:table-header-rows>
          <table:table-row>
            <table:table-cell table:style-name="Table9.A1" office:value-type="string">
              <text:p text:style-name="P14">Byte 0</text:p>
            </table:table-cell>
            <table:table-cell table:style-name="Table9.A1" office:value-type="string">
              <text:p text:style-name="P14">Byte 1</text:p>
            </table:table-cell>
            <table:table-cell table:style-name="Table9.A1" office:value-type="string">
              <text:p text:style-name="P14">Byte 2</text:p>
            </table:table-cell>
            <table:table-cell table:style-name="Table9.A1" office:value-type="string">
              <text:p text:style-name="P14">Byte 3</text:p>
            </table:table-cell>
            <table:table-cell table:style-name="Table9.A1" office:value-type="string">
              <text:p text:style-name="P14">Byte 4</text:p>
            </table:table-cell>
            <table:table-cell table:style-name="Table9.A1" office:value-type="string">
              <text:p text:style-name="P14">Byte 5</text:p>
            </table:table-cell>
            <table:table-cell table:style-name="Table9.A1" office:value-type="string">
              <text:p text:style-name="P14">Byte 6<text:line-break/>(Optional)</text:p>
            </table:table-cell>
            <table:table-cell table:style-name="Table9.H1" office:value-type="string">
              <text:p text:style-name="P14">Remainder<text:line-break/>(Optional)</text:p>
            </table:table-cell>
          </table:table-row>
        </table:table-header-rows>
        <table:table-row>
          <table:table-cell table:style-name="Table9.A2" office:value-type="string">
            <text:p text:style-name="P3">0x20</text:p>
          </table:table-cell>
          <table:table-cell table:style-name="Table9.A2" office:value-type="string">
            <text:p text:style-name="P3">0x80</text:p>
          </table:table-cell>
          <table:table-cell table:style-name="Table9.A2" office:value-type="string">
            <text:p text:style-name="P3"/>
          </table:table-cell>
          <table:table-cell table:style-name="Table9.A2" office:value-type="string">
            <text:p text:style-name="P3"/>
          </table:table-cell>
          <table:table-cell table:style-name="Table9.A2" office:value-type="string">
            <text:p text:style-name="P3"/>
          </table:table-cell>
          <table:table-cell table:style-name="Table9.A2" office:value-type="string">
            <text:p text:style-name="P3"/>
          </table:table-cell>
          <table:table-cell table:style-name="Table9.A2" office:value-type="string">
            <text:p text:style-name="P3"/>
          </table:table-cell>
          <table:table-cell table:style-name="Table9.H2" office:value-type="string">
            <text:p text:style-name="P3"/>
          </table:table-cell>
        </table:table-row>
      </table:table>
      <text:p text:style-name="Standard"/>
      <text:h text:style-name="Heading_20_3" text:outline-level="3">Get Configuration Reply</text:h>
      <table:table table:name="Table10" table:style-name="Table10">
        <table:table-column table:style-name="Table10.A" table:number-columns-repeated="2"/>
        <table:table-column table:style-name="Table10.C" table:number-columns-repeated="4"/>
        <table:table-column table:style-name="Table10.G" table:number-columns-repeated="2"/>
        <table:table-header-rows>
          <table:table-row>
            <table:table-cell table:style-name="Table10.A1" office:value-type="string">
              <text:p text:style-name="P14">Byte 0</text:p>
            </table:table-cell>
            <table:table-cell table:style-name="Table10.A1" office:value-type="string">
              <text:p text:style-name="P14">Byte 1</text:p>
            </table:table-cell>
            <table:table-cell table:style-name="Table10.A1" office:value-type="string">
              <text:p text:style-name="P14">Byte 2</text:p>
            </table:table-cell>
            <table:table-cell table:style-name="Table10.A1" office:value-type="string">
              <text:p text:style-name="P14">Byte 3</text:p>
            </table:table-cell>
            <table:table-cell table:style-name="Table10.A1" office:value-type="string">
              <text:p text:style-name="P14">Byte 4</text:p>
            </table:table-cell>
            <table:table-cell table:style-name="Table10.A1" office:value-type="string">
              <text:p text:style-name="P14">Byte 5</text:p>
            </table:table-cell>
            <table:table-cell table:style-name="Table10.A1" office:value-type="string">
              <text:p text:style-name="P14">Byte 6<text:line-break/>(Optional)</text:p>
            </table:table-cell>
            <table:table-cell table:style-name="Table10.H1" office:value-type="string">
              <text:p text:style-name="P14">Remainder<text:line-break/>(Optional)</text:p>
            </table:table-cell>
          </table:table-row>
        </table:table-header-rows>
        <table:table-row>
          <table:table-cell table:style-name="Table10.A2" office:value-type="string">
            <text:p text:style-name="P3">0x20</text:p>
          </table:table-cell>
          <table:table-cell table:style-name="Table10.A2" office:value-type="string">
            <text:p text:style-name="P3">0x82</text:p>
          </table:table-cell>
          <table:table-cell table:style-name="Table10.A2" table:number-columns-spanned="2" office:value-type="string">
            <text:p text:style-name="P3">Available Commands</text:p>
          </table:table-cell>
          <table:covered-table-cell/>
          <table:table-cell table:style-name="Table10.A2" office:value-type="string">
            <text:p text:style-name="P3">Write Lengths</text:p>
          </table:table-cell>
          <table:table-cell table:style-name="Table10.A2" office:value-type="string">
            <text:p text:style-name="P3">Highest Address Space</text:p>
          </table:table-cell>
          <table:table-cell table:style-name="Table10.A2" office:value-type="string">
            <text:p text:style-name="P3">Lowest Address Space</text:p>
          </table:table-cell>
          <table:table-cell table:style-name="Table10.H2" office:value-type="string">
            <text:p text:style-name="P3">Name String</text:p>
          </table:table-cell>
        </table:table-row>
      </table:table>
      <text:p text:style-name="Standard"/>
      <text:h text:style-name="Heading_20_3" text:outline-level="3">Get Address Space Information Command</text:h>
      <table:table table:name="Table11" table:style-name="Table11">
        <table:table-column table:style-name="Table11.A" table:number-columns-repeated="2"/>
        <table:table-column table:style-name="Table11.C"/>
        <table:table-column table:style-name="Table11.D" table:number-columns-repeated="4"/>
        <table:table-column table:style-name="Table11.H"/>
        <table:table-header-rows>
          <table:table-row>
            <table:table-cell table:style-name="Table11.A1" office:value-type="string">
              <text:p text:style-name="P14">Byte 0</text:p>
            </table:table-cell>
            <table:table-cell table:style-name="Table11.A1" office:value-type="string">
              <text:p text:style-name="P14">Byte 1</text:p>
            </table:table-cell>
            <table:table-cell table:style-name="Table11.A1" office:value-type="string">
              <text:p text:style-name="P14">Byte 2</text:p>
            </table:table-cell>
            <table:table-cell table:style-name="Table11.A1" office:value-type="string">
              <text:p text:style-name="P14">Byte 3</text:p>
            </table:table-cell>
            <table:table-cell table:style-name="Table11.A1" office:value-type="string">
              <text:p text:style-name="P14">Byte 4</text:p>
            </table:table-cell>
            <table:table-cell table:style-name="Table11.A1" office:value-type="string">
              <text:p text:style-name="P14">Byte 5</text:p>
            </table:table-cell>
            <table:table-cell table:style-name="Table11.A1" office:value-type="string">
              <text:p text:style-name="P14">Byte 6</text:p>
            </table:table-cell>
            <table:table-cell table:style-name="Table11.H1" office:value-type="string">
              <text:p text:style-name="P14">Remainder</text:p>
            </table:table-cell>
          </table:table-row>
        </table:table-header-rows>
        <table:table-row>
          <table:table-cell table:style-name="Table11.A2" office:value-type="string">
            <text:p text:style-name="P3">0x20</text:p>
          </table:table-cell>
          <table:table-cell table:style-name="Table11.A2" office:value-type="string">
            <text:p text:style-name="P3">0x84</text:p>
          </table:table-cell>
          <table:table-cell table:style-name="Table11.A2" office:value-type="string">
            <text:p text:style-name="P3">Address Space</text:p>
          </table:table-cell>
          <table:table-cell table:style-name="Table11.A2" office:value-type="string">
            <text:p text:style-name="P3"/>
          </table:table-cell>
          <table:table-cell table:style-name="Table11.A2" office:value-type="string">
            <text:p text:style-name="P3"/>
          </table:table-cell>
          <table:table-cell table:style-name="Table11.A2" office:value-type="string">
            <text:p text:style-name="P3"/>
          </table:table-cell>
          <table:table-cell table:style-name="Table11.A2" office:value-type="string">
            <text:p text:style-name="P3"/>
          </table:table-cell>
          <table:table-cell table:style-name="Table11.H2" office:value-type="string">
            <text:p text:style-name="P3"/>
          </table:table-cell>
        </table:table-row>
      </table:table>
      <text:p text:style-name="Standard"/>
      <text:h text:style-name="Heading_20_3" text:outline-level="3">Get Address Space Information Reply</text:h>
      <table:table table:name="Table12" table:style-name="Table12">
        <table:table-column table:style-name="Table12.A"/>
        <table:table-column table:style-name="Table12.B"/>
        <table:table-column table:style-name="Table12.C"/>
        <table:table-column table:style-name="Table12.D" table:number-columns-repeated="9"/>
        <table:table-column table:style-name="Table12.M"/>
        <table:table-header-rows>
          <table:table-row>
            <table:table-cell table:style-name="Table12.A1" office:value-type="string">
              <text:p text:style-name="P14">Byte 0</text:p>
            </table:table-cell>
            <table:table-cell table:style-name="Table12.A1" office:value-type="string">
              <text:p text:style-name="P14">Byte 1</text:p>
            </table:table-cell>
            <table:table-cell table:style-name="Table12.A1" office:value-type="string">
              <text:p text:style-name="P14">Byte 2</text:p>
            </table:table-cell>
            <table:table-cell table:style-name="Table12.A1" office:value-type="string">
              <text:p text:style-name="P14">Byte 3</text:p>
            </table:table-cell>
            <table:table-cell table:style-name="Table12.A1" office:value-type="string">
              <text:p text:style-name="P14">Byte 4</text:p>
            </table:table-cell>
            <table:table-cell table:style-name="Table12.A1" office:value-type="string">
              <text:p text:style-name="P14">Byte 5</text:p>
            </table:table-cell>
            <table:table-cell table:style-name="Table12.A1" office:value-type="string">
              <text:p text:style-name="P14">Byte 6</text:p>
            </table:table-cell>
            <table:table-cell table:style-name="Table12.A1" office:value-type="string">
              <text:p text:style-name="P14">Byte 7</text:p>
            </table:table-cell>
            <table:table-cell table:style-name="Table12.A1" office:value-type="string">
              <text:p text:style-name="P14">Byte 8</text:p>
            </table:table-cell>
            <table:table-cell table:style-name="Table12.A1" office:value-type="string">
              <text:p text:style-name="P14">Byte 9</text:p>
            </table:table-cell>
            <table:table-cell table:style-name="Table12.A1" office:value-type="string">
              <text:p text:style-name="P14">Byte 10</text:p>
            </table:table-cell>
            <table:table-cell table:style-name="Table12.A1" office:value-type="string">
              <text:p text:style-name="P14">Byte 11</text:p>
            </table:table-cell>
            <table:table-cell table:style-name="Table12.M1" office:value-type="string">
              <text:p text:style-name="P14">Byte 12</text:p>
            </table:table-cell>
          </table:table-row>
        </table:table-header-rows>
        <table:table-row>
          <table:table-cell table:style-name="Table12.A2" office:value-type="string">
            <text:p text:style-name="P3">0x20</text:p>
          </table:table-cell>
          <table:table-cell table:style-name="Table12.A2" office:value-type="string">
            <text:p text:style-name="P3">0x86</text:p>
          </table:table-cell>
          <table:table-cell table:style-name="Table12.A2" office:value-type="string">
            <text:p text:style-name="P3">Address Space</text:p>
          </table:table-cell>
          <table:table-cell table:style-name="Table12.A2" table:number-columns-spanned="4" office:value-type="string">
            <text:p text:style-name="P3">Highest Address</text:p>
          </table:table-cell>
          <table:covered-table-cell/>
          <table:covered-table-cell/>
          <table:covered-table-cell/>
          <table:table-cell table:style-name="Table12.A2" office:value-type="string">
            <text:p text:style-name="P3">Flags</text:p>
          </table:table-cell>
          <table:table-cell table:style-name="Table12.A2" table:number-columns-spanned="4" office:value-type="string">
            <text:p text:style-name="P3">Lowest Address</text:p>
          </table:table-cell>
          <table:covered-table-cell/>
          <table:covered-table-cell/>
          <table:covered-table-cell/>
          <table:table-cell table:style-name="Table12.M2" office:value-type="string">
            <text:p text:style-name="P3">Description</text:p>
          </table:table-cell>
        </table:table-row>
      </table:table>
      <text:p text:style-name="Standard"/>
      <text:h text:style-name="Heading_20_3" text:outline-level="3"><text:soft-page-break/>Freeze Command</text:h>
      <table:table table:name="Table13" table:style-name="Table13">
        <table:table-column table:style-name="Table13.A" table:number-columns-repeated="7"/>
        <table:table-column table:style-name="Table13.H"/>
        <table:table-header-rows>
          <table:table-row>
            <table:table-cell table:style-name="Table13.A1" office:value-type="string">
              <text:p text:style-name="P14">Byte 0</text:p>
            </table:table-cell>
            <table:table-cell table:style-name="Table13.A1" office:value-type="string">
              <text:p text:style-name="P14">Byte 1</text:p>
            </table:table-cell>
            <table:table-cell table:style-name="Table13.A1" office:value-type="string">
              <text:p text:style-name="P14">Byte 2</text:p>
            </table:table-cell>
            <table:table-cell table:style-name="Table13.A1" office:value-type="string">
              <text:p text:style-name="P14">Byte 3</text:p>
            </table:table-cell>
            <table:table-cell table:style-name="Table13.A1" office:value-type="string">
              <text:p text:style-name="P14">Byte 4</text:p>
            </table:table-cell>
            <table:table-cell table:style-name="Table13.A1" office:value-type="string">
              <text:p text:style-name="P14">Byte 5</text:p>
            </table:table-cell>
            <table:table-cell table:style-name="Table13.A1" office:value-type="string">
              <text:p text:style-name="P14">Byte 6</text:p>
            </table:table-cell>
            <table:table-cell table:style-name="Table13.H1" office:value-type="string">
              <text:p text:style-name="P14">Remainder</text:p>
            </table:table-cell>
          </table:table-row>
        </table:table-header-rows>
        <table:table-row>
          <table:table-cell table:style-name="Table13.A2" office:value-type="string">
            <text:p text:style-name="P3">0x20</text:p>
          </table:table-cell>
          <table:table-cell table:style-name="Table13.A2" office:value-type="string">
            <text:p text:style-name="P3">0xA1</text:p>
          </table:table-cell>
          <table:table-cell table:style-name="Table13.A2" office:value-type="string">
            <text:p text:style-name="P3">Address Space</text:p>
          </table:table-cell>
          <table:table-cell table:style-name="Table13.A2" office:value-type="string">
            <text:p text:style-name="P3"/>
          </table:table-cell>
          <table:table-cell table:style-name="Table13.A2" office:value-type="string">
            <text:p text:style-name="P3"/>
          </table:table-cell>
          <table:table-cell table:style-name="Table13.A2" office:value-type="string">
            <text:p text:style-name="P3"/>
          </table:table-cell>
          <table:table-cell table:style-name="Table13.A2" office:value-type="string">
            <text:p text:style-name="P3"/>
          </table:table-cell>
          <table:table-cell table:style-name="Table13.H2" office:value-type="string">
            <text:p text:style-name="P3"/>
          </table:table-cell>
        </table:table-row>
      </table:table>
      <text:p text:style-name="Standard"/>
      <text:h text:style-name="Heading_20_3" text:outline-level="3">Unfreeze Command</text:h>
      <table:table table:name="Table14" table:style-name="Table14">
        <table:table-column table:style-name="Table14.A" table:number-columns-repeated="2"/>
        <table:table-column table:style-name="Table14.C"/>
        <table:table-column table:style-name="Table14.D" table:number-columns-repeated="4"/>
        <table:table-column table:style-name="Table14.H"/>
        <table:table-header-rows>
          <table:table-row>
            <table:table-cell table:style-name="Table14.A1" office:value-type="string">
              <text:p text:style-name="P14">Byte 0</text:p>
            </table:table-cell>
            <table:table-cell table:style-name="Table14.A1" office:value-type="string">
              <text:p text:style-name="P14">Byte 1</text:p>
            </table:table-cell>
            <table:table-cell table:style-name="Table14.A1" office:value-type="string">
              <text:p text:style-name="P14">Byte 2</text:p>
            </table:table-cell>
            <table:table-cell table:style-name="Table14.A1" office:value-type="string">
              <text:p text:style-name="P14">Byte 3</text:p>
            </table:table-cell>
            <table:table-cell table:style-name="Table14.A1" office:value-type="string">
              <text:p text:style-name="P14">Byte 4</text:p>
            </table:table-cell>
            <table:table-cell table:style-name="Table14.A1" office:value-type="string">
              <text:p text:style-name="P14">Byte 5</text:p>
            </table:table-cell>
            <table:table-cell table:style-name="Table14.A1" office:value-type="string">
              <text:p text:style-name="P14">Byte 6</text:p>
            </table:table-cell>
            <table:table-cell table:style-name="Table14.H1" office:value-type="string">
              <text:p text:style-name="P14">Remainder</text:p>
            </table:table-cell>
          </table:table-row>
        </table:table-header-rows>
        <table:table-row>
          <table:table-cell table:style-name="Table14.A2" office:value-type="string">
            <text:p text:style-name="P3">0x20</text:p>
          </table:table-cell>
          <table:table-cell table:style-name="Table14.A2" office:value-type="string">
            <text:p text:style-name="P3">0xA0</text:p>
          </table:table-cell>
          <table:table-cell table:style-name="Table14.A2" office:value-type="string">
            <text:p text:style-name="P3">Address Space</text:p>
          </table:table-cell>
          <table:table-cell table:style-name="Table14.A2" office:value-type="string">
            <text:p text:style-name="P3"/>
          </table:table-cell>
          <table:table-cell table:style-name="Table14.A2" office:value-type="string">
            <text:p text:style-name="P3"/>
          </table:table-cell>
          <table:table-cell table:style-name="Table14.A2" office:value-type="string">
            <text:p text:style-name="P3"/>
          </table:table-cell>
          <table:table-cell table:style-name="Table14.A2" office:value-type="string">
            <text:p text:style-name="P3"/>
          </table:table-cell>
          <table:table-cell table:style-name="Table14.H2" office:value-type="string">
            <text:p text:style-name="P3"/>
          </table:table-cell>
        </table:table-row>
      </table:table>
      <text:p text:style-name="Standard"/>
      <text:h text:style-name="Heading_20_3" text:outline-level="3">Lock/Reserve Command</text:h>
      <table:table table:name="Table15" table:style-name="Table15">
        <table:table-column table:style-name="Table15.A" table:number-columns-repeated="8"/>
        <table:table-header-rows>
          <table:table-row>
            <table:table-cell table:style-name="Table15.A1" office:value-type="string">
              <text:p text:style-name="P14">Byte 0</text:p>
            </table:table-cell>
            <table:table-cell table:style-name="Table15.A1" office:value-type="string">
              <text:p text:style-name="P14">Byte 1</text:p>
            </table:table-cell>
            <table:table-cell table:style-name="Table15.A1" office:value-type="string">
              <text:p text:style-name="P14">Byte 2</text:p>
            </table:table-cell>
            <table:table-cell table:style-name="Table15.A1" office:value-type="string">
              <text:p text:style-name="P14">Byte 3</text:p>
            </table:table-cell>
            <table:table-cell table:style-name="Table15.A1" office:value-type="string">
              <text:p text:style-name="P14">Byte 4</text:p>
            </table:table-cell>
            <table:table-cell table:style-name="Table15.A1" office:value-type="string">
              <text:p text:style-name="P14">Byte 5</text:p>
            </table:table-cell>
            <table:table-cell table:style-name="Table15.A1" office:value-type="string">
              <text:p text:style-name="P14">Byte 6</text:p>
            </table:table-cell>
            <table:table-cell table:style-name="Table15.H1" office:value-type="string">
              <text:p text:style-name="P14">Byte 7</text:p>
            </table:table-cell>
          </table:table-row>
        </table:table-header-rows>
        <table:table-row>
          <table:table-cell table:style-name="Table15.A2" office:value-type="string">
            <text:p text:style-name="P3">0x20</text:p>
          </table:table-cell>
          <table:table-cell table:style-name="Table15.A2" office:value-type="string">
            <text:p text:style-name="P3">0x88</text:p>
          </table:table-cell>
          <table:table-cell table:style-name="Table15.C2" table:number-columns-spanned="6" office:value-type="string">
            <text:p text:style-name="P4">Reserving Node ID</text:p>
          </table:table-cell>
          <table:covered-table-cell/>
          <table:covered-table-cell/>
          <table:covered-table-cell/>
          <table:covered-table-cell/>
          <table:covered-table-cell/>
        </table:table-row>
      </table:table>
      <text:p text:style-name="Standard"/>
      <text:h text:style-name="Heading_20_3" text:outline-level="3">Lock/Reserve Reply</text:h>
      <table:table table:name="Table16" table:style-name="Table16">
        <table:table-column table:style-name="Table16.A" table:number-columns-repeated="8"/>
        <table:table-header-rows>
          <table:table-row>
            <table:table-cell table:style-name="Table16.A1" office:value-type="string">
              <text:p text:style-name="P14">Byte 0</text:p>
            </table:table-cell>
            <table:table-cell table:style-name="Table16.A1" office:value-type="string">
              <text:p text:style-name="P14">Byte 1</text:p>
            </table:table-cell>
            <table:table-cell table:style-name="Table16.A1" office:value-type="string">
              <text:p text:style-name="P14">Byte 2</text:p>
            </table:table-cell>
            <table:table-cell table:style-name="Table16.A1" office:value-type="string">
              <text:p text:style-name="P14">Byte 3</text:p>
            </table:table-cell>
            <table:table-cell table:style-name="Table16.A1" office:value-type="string">
              <text:p text:style-name="P14">Byte 4</text:p>
            </table:table-cell>
            <table:table-cell table:style-name="Table16.A1" office:value-type="string">
              <text:p text:style-name="P14">Byte 5</text:p>
            </table:table-cell>
            <table:table-cell table:style-name="Table16.A1" office:value-type="string">
              <text:p text:style-name="P14">Byte 6</text:p>
            </table:table-cell>
            <table:table-cell table:style-name="Table16.H1" office:value-type="string">
              <text:p text:style-name="P14">Byte 7</text:p>
            </table:table-cell>
          </table:table-row>
        </table:table-header-rows>
        <table:table-row>
          <table:table-cell table:style-name="Table16.A2" office:value-type="string">
            <text:p text:style-name="P3">0x20</text:p>
          </table:table-cell>
          <table:table-cell table:style-name="Table16.A2" office:value-type="string">
            <text:p text:style-name="P3">0x8A</text:p>
          </table:table-cell>
          <table:table-cell table:style-name="Table16.C2" table:number-columns-spanned="6" office:value-type="string">
            <text:p text:style-name="P4">Reserved Node ID</text:p>
          </table:table-cell>
          <table:covered-table-cell/>
          <table:covered-table-cell/>
          <table:covered-table-cell/>
          <table:covered-table-cell/>
          <table:covered-table-cell/>
        </table:table-row>
      </table:table>
      <text:p text:style-name="Standard"/>
      <text:h text:style-name="Heading_20_3" text:outline-level="3">Get Unique ID Command</text:h>
      <table:table table:name="Table17" table:style-name="Table17">
        <table:table-column table:style-name="Table17.A" table:number-columns-repeated="2"/>
        <table:table-column table:style-name="Table17.C"/>
        <table:table-header-rows>
          <table:table-row>
            <table:table-cell table:style-name="Table17.A1" office:value-type="string">
              <text:p text:style-name="P14">Byte 0</text:p>
            </table:table-cell>
            <table:table-cell table:style-name="Table17.A1" office:value-type="string">
              <text:p text:style-name="P14">Byte 1</text:p>
            </table:table-cell>
            <table:table-cell table:style-name="Table17.C1" office:value-type="string">
              <text:p text:style-name="P14">Byte 2</text:p>
            </table:table-cell>
          </table:table-row>
        </table:table-header-rows>
        <table:table-row>
          <table:table-cell table:style-name="Table17.A2" office:value-type="string">
            <text:p text:style-name="P3">0x20</text:p>
          </table:table-cell>
          <table:table-cell table:style-name="Table17.A2" office:value-type="string">
            <text:p text:style-name="P3">0x8C</text:p>
          </table:table-cell>
          <table:table-cell table:style-name="Table17.C2" office:value-type="string">
            <text:p text:style-name="P3">Number requested (1-8, 3 bits); upper bits reserved and must be ignored</text:p>
          </table:table-cell>
        </table:table-row>
      </table:table>
      <text:p text:style-name="Standard"/>
      <text:h text:style-name="Heading_20_3" text:outline-level="3">Get Unique ID Reply</text:h>
      <table:table table:name="Table18" table:style-name="Table18">
        <table:table-column table:style-name="Table18.A" table:number-columns-repeated="2"/>
        <table:table-column table:style-name="Table18.C"/>
        <table:table-header-rows>
          <table:table-row>
            <table:table-cell table:style-name="Table18.A1" office:value-type="string">
              <text:p text:style-name="P14">Byte 0</text:p>
            </table:table-cell>
            <table:table-cell table:style-name="Table18.A1" office:value-type="string">
              <text:p text:style-name="P14">Byte 1</text:p>
            </table:table-cell>
            <table:table-cell table:style-name="Table18.C1" office:value-type="string">
              <text:p text:style-name="P14">Remainder</text:p>
            </table:table-cell>
          </table:table-row>
        </table:table-header-rows>
        <table:table-row>
          <table:table-cell table:style-name="Table18.A2" office:value-type="string">
            <text:p text:style-name="P3">0x20</text:p>
          </table:table-cell>
          <table:table-cell table:style-name="Table18.A2" office:value-type="string">
            <text:p text:style-name="P3">0x8D</text:p>
          </table:table-cell>
          <table:table-cell table:style-name="Table18.C2" office:value-type="string">
            <text:p text:style-name="P3">1-8 requested EventIDs, a total of 8-64 bytes</text:p>
          </table:table-cell>
        </table:table-row>
      </table:table>
      <text:p text:style-name="Standard"/>
      <text:h text:style-name="Heading_20_3" text:outline-level="3">Indicate Command</text:h>
      <table:table table:name="Table19" table:style-name="Table19">
        <table:table-column table:style-name="Table19.A"/>
        <table:table-column table:style-name="Table19.B"/>
        <table:table-header-rows>
          <table:table-row>
            <table:table-cell table:style-name="Table19.A1" office:value-type="string">
              <text:p text:style-name="P14">Byte 0</text:p>
            </table:table-cell>
            <table:table-cell table:style-name="Table19.B1" office:value-type="string">
              <text:p text:style-name="P14">Byte 1</text:p>
            </table:table-cell>
          </table:table-row>
        </table:table-header-rows>
        <table:table-row>
          <table:table-cell table:style-name="Table19.A2" office:value-type="string">
            <text:p text:style-name="P3">0x20</text:p>
          </table:table-cell>
          <table:table-cell table:style-name="Table19.B2" office:value-type="string">
            <text:p text:style-name="P3">0xA3 on<text:line-break/>0xA2 off</text:p>
          </table:table-cell>
        </table:table-row>
      </table:table>
      <text:p text:style-name="Standard"/>
      <text:h text:style-name="Heading_20_3" text:outline-level="3">Update Complete Command</text:h>
      <table:table table:name="Table20" table:style-name="Table20">
        <table:table-column table:style-name="Table20.A"/>
        <table:table-column table:style-name="Table20.B"/>
        <table:table-header-rows>
          <table:table-row>
            <table:table-cell table:style-name="Table20.A1" office:value-type="string">
              <text:p text:style-name="P14">Byte 0</text:p>
            </table:table-cell>
            <table:table-cell table:style-name="Table20.B1" office:value-type="string">
              <text:p text:style-name="P14">Byte 1</text:p>
            </table:table-cell>
          </table:table-row>
        </table:table-header-rows>
        <table:table-row>
          <table:table-cell table:style-name="Table20.A2" office:value-type="string">
            <text:p text:style-name="P3">0x20</text:p>
          </table:table-cell>
          <table:table-cell table:style-name="Table20.B2" office:value-type="string">
            <text:p text:style-name="P3">0xA8</text:p>
          </table:table-cell>
        </table:table-row>
      </table:table>
      <text:p text:style-name="Standard"/>
      <text:h text:style-name="Heading_20_3" text:outline-level="3"><text:soft-page-break/>Reset/Reboot Command</text:h>
      <table:table table:name="Table21" table:style-name="Table21">
        <table:table-column table:style-name="Table21.A"/>
        <table:table-column table:style-name="Table21.B"/>
        <table:table-header-rows>
          <table:table-row>
            <table:table-cell table:style-name="Table21.A1" office:value-type="string">
              <text:p text:style-name="P14">Byte 0</text:p>
            </table:table-cell>
            <table:table-cell table:style-name="Table21.B1" office:value-type="string">
              <text:p text:style-name="P14">Byte 1</text:p>
            </table:table-cell>
          </table:table-row>
        </table:table-header-rows>
        <table:table-row>
          <table:table-cell table:style-name="Table21.A2" office:value-type="string">
            <text:p text:style-name="P3">0x20</text:p>
          </table:table-cell>
          <table:table-cell table:style-name="Table21.B2" office:value-type="string">
            <text:p text:style-name="P3">0xA9</text:p>
          </table:table-cell>
        </table:table-row>
      </table:table>
      <text:p text:style-name="Standard"/>
      <text:h text:style-name="Heading_20_3" text:outline-level="3">Reinitialize/Factory Reset Command</text:h>
      <table:table table:name="Table22" table:style-name="Table22">
        <table:table-column table:style-name="Table22.A" table:number-columns-repeated="2"/>
        <table:table-column table:style-name="Table22.C" table:number-columns-repeated="6"/>
        <table:table-header-rows>
          <table:table-row>
            <table:table-cell table:style-name="Table22.A1" office:value-type="string">
              <text:p text:style-name="P14">Byte 0</text:p>
            </table:table-cell>
            <table:table-cell table:style-name="Table22.A1" office:value-type="string">
              <text:p text:style-name="P14">Byte 1</text:p>
            </table:table-cell>
            <table:table-cell table:style-name="Table22.A1" office:value-type="string">
              <text:p text:style-name="P14">Byte 2</text:p>
            </table:table-cell>
            <table:table-cell table:style-name="Table22.A1" office:value-type="string">
              <text:p text:style-name="P14">Byte 3</text:p>
            </table:table-cell>
            <table:table-cell table:style-name="Table22.A1" office:value-type="string">
              <text:p text:style-name="P14">Byte 4</text:p>
            </table:table-cell>
            <table:table-cell table:style-name="Table22.A1" office:value-type="string">
              <text:p text:style-name="P14">Byte 5</text:p>
            </table:table-cell>
            <table:table-cell table:style-name="Table22.A1" office:value-type="string">
              <text:p text:style-name="P14">Byte 6</text:p>
            </table:table-cell>
            <table:table-cell table:style-name="Table22.H1" office:value-type="string">
              <text:p text:style-name="P14">Byte 7</text:p>
            </table:table-cell>
          </table:table-row>
        </table:table-header-rows>
        <table:table-row>
          <table:table-cell table:style-name="Table22.A2" office:value-type="string">
            <text:p text:style-name="P3">0x20</text:p>
          </table:table-cell>
          <table:table-cell table:style-name="Table22.A2" office:value-type="string">
            <text:p text:style-name="P3">0xAA</text:p>
          </table:table-cell>
          <table:table-cell table:style-name="Table22.C2" table:number-columns-spanned="6" office:value-type="string">
            <text:p text:style-name="P3">Node ID</text:p>
          </table:table-cell>
          <table:covered-table-cell/>
          <table:covered-table-cell/>
          <table:covered-table-cell/>
          <table:covered-table-cell/>
          <table:covered-table-cell/>
        </table:table-row>
      </table:table>
      <text:p text:style-name="Standard"/>
      <text:h text:style-name="Heading_20_2" text:outline-level="2">Operations</text:h>
      <text:h text:style-name="Heading_20_3" text:outline-level="3">Read, Read-Reply</text:h>
      <text:p text:style-name="Standard"><text:change-start text:change-id="ct107202387265728"/>In reply to the datagram containing a Read command, the receiving node shall set <text:span text:style-name="T6">the</text:span> Reply Pending bit in the Datagram Received OK message. <text:s/>The receiving node may, but is not required to, include a specific timeout interval in the Datagram Received OK message. </text:p>
      <text:p text:style-name="Standard">If the interval is provided and has elapsed without a Read Reply message being returned, the node requesting the Read operation may, but is not required to, repeat the request.</text:p>
      <text:p text:style-name="Standard"><text:change-end text:change-id="ct107202387265728"/>Attempts to read from an invalid location, either outside the available address range in an valid address space, or from an invalid address space, still require a return<text:change-start text:change-id="ct107202385278016"/>ing a Read Reply<text:change-end text:change-id="ct107202385278016"/><text:change text:change-id="ct107202387265536"/> datagram with an data length of zero. </text:p>
      <text:p text:style-name="Standard">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Standard">Reading at least one byte, but less than the requested amount, due to the length of the address space is not considered an error.</text:p>
      <text:p text:style-name="Standard">If the full number of bytes cannot be read for any reason other than the size of the address space, or if no bytes can be read, the Read Reply shall have the Fail bit set and include an error code instead of the requested data.</text:p>
      <text:h text:style-name="Heading_20_3" text:outline-level="3"><text:change-start text:change-id="ct107202387265344"/>Read Stream, Read Stream Reply</text:h>
      <text:p text:style-name="Standard">Very similar to Read, except that a stream is created to carry the read information back to the requesting node. <text:s/>The stream must be established before the Read Reply datagram is sent, so that error codes can be returned via the Read Reply in the stream initialization fails.</text:p>
      <text:p text:style-name="Standard">The four bytes of read length are sent most-significant byte first.</text:p>
      <text:h text:style-name="Heading_20_3" text:outline-level="3"><text:change-end text:change-id="ct107202387265344"/>Write, Write<text:change text:change-id="ct107202387264768"/><text:change-start text:change-id="ct107202387265920"/> <text:change-end text:change-id="ct107202387265920"/>Reply</text:h>
      <text:p text:style-name="Standard">If the write operation can be done immediately and succeeds, only the <text:change text:change-id="ct107202387266112"/><text:change-start text:change-id="ct107202387266304"/>Datagram Received OK<text:change-end text:change-id="ct107202387266304"/> <text:change-start text:change-id="ct107202387266496"/>message <text:change-end text:change-id="ct107202387266496"/>reply to the Write Command datagram is returned.<text:change-start text:change-id="ct107202387266688"/> The Reply Pending bit is not set in that reply.<text:change-end text:change-id="ct107202387266688"/></text:p>
      <text:p text:style-name="Standard">If the write operation takes time, or fails immediately, the <text:change text:change-id="ct107202387266880"/><text:change-start text:change-id="ct107202387267072"/>Datagram Received OK message<text:change-end text:change-id="ct107202387267072"/> reply to the Write Command datagram shall carry the Reply Pending bit set. <text:change-start text:change-id="ct107202387267264"/>The receiving node may, but is not <text:soft-page-break/>required to, include a specific timeout interval in the Datagram Received OK message. <text:change-end text:change-id="ct107202387267264"/>This is followed later by <text:change-start text:change-id="ct107202387267456"/>the receiving node sending <text:change-end text:change-id="ct107202387267456"/>a Write Reply datagram with either OK or Fail set. If Fail is set, the error code shall be included. The optional message string may be, but is not required to be, included.<text:change-start text:change-id="ct107202387267648"/></text:p>
      <text:p text:style-name="Standard">If a timeout interval was provided and has elapsed without a Write Reply message being returned, the node requesting the Write operation may, but is not required to, repeat the request.<text:change-end text:change-id="ct107202387267648"/><text:change-start text:change-id="ct107202387267840"/></text:p>
      <text:h text:style-name="Heading_20_3" text:outline-level="3">Write Stream, Write Stream Reply</text:h>
      <text:p text:style-name="Standard">Write Stream is followed by a strea<text:change-end text:change-id="ct107202387267840"/><text:change-start text:change-id="ct107202387268032"/>m initialization using the specified Stream ID. <text:s/>Once that completes, the Write Reply can be returned. (Needs careful consideration of whether delayed reply should be used here, and how, exactly)<text:change-end text:change-id="ct107202387268032"/></text:p>
      <text:h text:style-name="Heading_20_3" text:outline-level="3"><text:bookmark-start text:name="__RefHeading__2729_1915845353"/><text:bookmark-start text:name="__RefNumPara__2731_1915845353"/><text:bookmark text:name="discovery"/>Get Configuration Options Reply<text:bookmark-end text:name="__RefHeading__2729_1915845353"/><text:bookmark-end text:name="__RefNumPara__2731_1915845353"/></text:h>
      <text:p text:style-name="Standard">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list xml:id="list4783215403042201459" text:style-name="L3">
        <text:list-item>
          <text:p text:style-name="P24">Available operations mask (2 bytes, bit coded): Indicate which operations are available so the using software can know whether convenience operations (which are not possible on some hardware) are available.</text:p>
          <text:list>
            <text:list-item>
              <text:p text:style-name="P24">0x8000 Write under mask supported</text:p>
            </text:list-item>
            <text:list-item>
              <text:p text:style-name="P24">0x4000 Unaligned reads supported. If not set, reads have to start on an address with the low bits, as given by the data size, all zero. For example a 4-byte write must have the low two address bits zero.</text:p>
            </text:list-item>
            <text:list-item>
              <text:p text:style-name="P24">0x2000 Unaligned writes supported. If not set, reads have to start on an address with the low bits, as given by the data size, all zero. For example a 4-byte write must have the low two address bits zero.</text:p>
            </text:list-item>
            <text:list-item>
              <text:p text:style-name="P24">0x0800 Read from address space 0xFC available (this is the manufacturer part of Abbreviated CDI)</text:p>
            </text:list-item>
            <text:list-item>
              <text:p text:style-name="P24">0x0400 Read from address space 0xFB available (this is the user-entered part of Abbreviated CDI)</text:p>
            </text:list-item>
            <text:list-item>
              <text:p text:style-name="P24">0x0200 Write to address space 0xFB available (this is the user-entered part of Abbreviated CDI)</text:p>
            </text:list-item>
            <text:list-item>
              <text:p text:style-name="P24">Others reserved, must be ignored on receipt and sent as zero.</text:p>
            </text:list-item>
          </text:list>
        </text:list-item>
        <text:list-item>
          <text:p text:style-name="P24">Write lengths supported (One byte, bit coded): (provided for devices that can only write certain sizes to memory) (at least one bit must be set)</text:p>
          <text:list>
            <text:list-item>
              <text:p text:style-name="P24">0x80 1 byte write</text:p>
            </text:list-item>
            <text:list-item>
              <text:p text:style-name="P24">0x40 2 byte write</text:p>
            </text:list-item>
            <text:list-item>
              <text:p text:style-name="P24">0x20 4 byte writes</text:p>
            </text:list-item>
            <text:list-item>
              <text:p text:style-name="P24">0x10 64 byte writes (full datagram, but not 63 bytes or arbitrary length, just exactly 64)</text:p>
            </text:list-item>
            <text:list-item>
              <text:p text:style-name="P24"><text:soft-page-break/>0x02 arbitrary writes of any length OK</text:p>
            </text:list-item>
            <text:list-item>
              <text:p text:style-name="P24">0x01 stream writes supported (stream support will identify buffer size)</text:p>
            </text:list-item>
            <text:list-item>
              <text:p text:style-name="P24">Others reserved, must be ignored on receipt and sent as zero.</text:p>
            </text:list-item>
          </text:list>
        </text:list-item>
      </text:list>
      <text:list xml:id="list8848314436849444505" text:style-name="L4">
        <text:list-item>
          <text:p text:style-name="P25">Highest Address Space (byte): Highest number space available. Not all up to that need be available, but sparse allocation will slow down the process as “Get Address Space Information” is needed to determine whether they are present.</text:p>
        </text:list-item>
      </text:list>
      <text:list xml:id="list5019677802765501057" text:style-name="L5">
        <text:list-item>
          <text:p text:style-name="P26">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Standard">A node that only has the high spaces could have Highest Address Space = 255, Lowest Address Space = 253 or 251.</text:p>
      <text:p text:style-name="Standard">A node that has additional low address spaces, e.g. to make more memory available with a 28-bit address, could have Highest Address Space = 127, Lowest Address Space = 0 and leave the top spaces assumed.</text:p>
      <text:h text:style-name="Heading_20_3" text:outline-level="3">Get Address Space Information Reply</text:h>
      <text:p text:style-name="Standard">To ease automated access, a configuring node can enquire about the address spaces in the being-configured node. Whether or not the address space is present, a reply is required.</text:p>
      <text:list xml:id="list351666892000250343" text:style-name="L6">
        <text:list-item>
          <text:p text:style-name="P27">Present: This is carried in the lowest bit of the command byte, just below the reply bit</text:p>
          <text:list>
            <text:list-item>
              <text:p text:style-name="P27">0x01 == 1: Present. == 0 not present.</text:p>
            </text:list-item>
          </text:list>
        </text:list-item>
        <text:list-item>
          <text:p text:style-name="P27">Space ID – provided to identify request this reply is in response to</text:p>
        </text:list-item>
        <text:list-item>
          <text:p text:style-name="P27">Highest Address (4 bytes)</text:p>
        </text:list-item>
        <text:list-item>
          <text:p text:style-name="P27">Flags (byte) – (Alignment and size were going to be here but were made global above); Read-Only is LSB, can write if 0, can only read if 1; Non-zero lowest address is 2nd-lowest bit, low address is zero if 0, is non-zero and specified in next four bytes if 1</text:p>
        </text:list-item>
        <text:list-item>
          <text:p text:style-name="P27">Lowest Address (4 bytes) – optional, omit if zero, as that will let reply fit in single CAN frame; if present, “non-zero lowest address” bit in prior byte must be 1.</text:p>
        </text:list-item>
        <text:list-item>
          <text:p text:style-name="P27">Description (variable length) – optional null-terminated string giving the user-readable name of this space</text:p>
        </text:list-item>
      </text:list>
      <text:h text:style-name="Heading_20_3" text:outline-level="3">Lock/Reserve and Freeze/Unfreeze</text:h>
      <text:p text:style-name="Standard">An OpenLCB node can, in general, be configured while the network and even the node itself is operating. </text:p>
      <text:p text:style-name="Standard">Code can be simplified by disabling operation of a node while it's being configured, so that there's no concern about it trying to react to transient incomplete information. The Freeze/Unfreeze command, if supported, can be used to tell a node that it should “freeze” operation, ignoring inputs, while the configuration is being updated. A reset of the node releases the freeze option, if set.</text:p>
      <text:p text:style-name="Standard"><text:soft-page-break/>Although nodes can be configured by multiple other nodes, this can also lead to inconsistencies. The optional Lock/Release command can be used to avoid this. 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amp;set operation, and informs the requesting node whether it successfully reserved the node. To release the node, repeat the lock operation with a zero NodeID. The lock memory is set to zero when the node is reset. Note that this is a voluntary protocol in the configuring nodes only; the node being configured does not change it's response to configuration operations when locked or unlocked.</text:p>
      <text:h text:style-name="Heading_20_3" text:outline-level="3">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3" text:outline-level="3">Update Complete/Reset/Reboot/Reinitialize</text:h>
      <text:p text:style-name="Standard">This is a collection of three operations, distinguished by what are normally the flag bits.</text:p>
      <text:p text:style-name="Standard">The configuration protocol does not specify the meaning of the transferred data. In particular, it doesn't specify <text:span text:style-name="T5">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 Nodes do not have to require this operation, but receiving it must be permitted. Configuration tools should send it at the end of operations. Nodes may, but are not required to, reset after sending the reply to this message.</text:p>
      <text:p text:style-name="Standard">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p text:style-name="Standard">“Reinitialize/Factory Reset” is similar, but includes restoring the node's configuration as if factory reset. (This may require creating new unique EventIDs, see other note) This is a heavy-weight operation which may require some form of interlock, e.g. the user pressing a button, to prevent inadvertent data loss. As a small safety precaution, the NodeID of the note being reset is redundantly carried in the data part of the datagram.</text:p>
      <text:h text:style-name="Heading_20_3" text:outline-level="3"><text:bookmark text:name="indicate"/>Indicate</text:h>
      <text:p text:style-name="Standard">(This is likely to move to a separate protocol; note that “indicate” and “ident” are completely different things, with “ident” in a separate protocol already)</text:p>
      <text:p text:style-name="Standard">This command tells the board to somehow identify itself to the user, for example by flashing a LED or operating it's outputs. This allows the user to be absolutely sure that he's configuring the correct board. “Start” (bit 0 = 1) means that the board should start indicating, and “Stop” (bit 0 = 0) means that the board should stop indicating. The data portion carries information that lets the board know what kind of <text:soft-page-break/>indication to do. It's not always appropriate to operate outputs if they're e.g. driving large mechanical systems like doors. (This needs to be specified more precisely)</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 (Informative)<text:tab/>1</text:p>
          <text:p text:style-name="P16"><text:s/>2 Intended Use (Informative)<text:tab/>1</text:p>
          <text:p text:style-name="P16"><text:s/>3 References and Context (Normative)<text:tab/>1</text:p>
          <text:p text:style-name="P16"><text:s/>4 Protocol (Normative)<text:tab/>1</text:p>
          <text:p text:style-name="P17"><text:s/>4.1 Address Space Size<text:tab/>1</text:p>
          <text:p text:style-name="P17"><text:s/>4.2 Address Space Selection<text:tab/>1</text:p>
          <text:p text:style-name="P17"><text:s/>4.3 Message Formats<text:tab/>2</text:p>
          <text:p text:style-name="P18"><text:s/>4.3.1 Read Command<text:tab/>2</text:p>
          <text:p text:style-name="P18"><text:s/>4.3.2 Read Reply<text:tab/>2</text:p>
          <text:p text:style-name="P18"><text:s/>4.3.3 Read Stream Command<text:tab/>2</text:p>
          <text:p text:style-name="P18"><text:s/>4.3.4 Write Command<text:tab/>3</text:p>
          <text:p text:style-name="P18"><text:s/>4.3.5 Write Reply<text:tab/>3</text:p>
          <text:p text:style-name="P18"><text:s/>4.3.6 Write Under Mask Command<text:tab/>3</text:p>
          <text:p text:style-name="P18"><text:s/>4.3.7 Write Stream Command<text:tab/>3</text:p>
          <text:p text:style-name="P18"><text:s/>4.3.8 Get Configuration Options Command<text:tab/>4</text:p>
          <text:p text:style-name="P18"><text:s/>4.3.9 Get Configuration Reply<text:tab/>4</text:p>
          <text:p text:style-name="P18"><text:s/>4.3.10 Get Address Space Information Command<text:tab/>4</text:p>
          <text:p text:style-name="P18"><text:s/>4.3.11 Get Address Space Information Reply<text:tab/>4</text:p>
          <text:p text:style-name="P18"><text:s/>4.3.12 Freeze Command<text:tab/>4</text:p>
          <text:p text:style-name="P18"><text:s/>4.3.13 Unfreeze Command<text:tab/>4</text:p>
          <text:p text:style-name="P18"><text:s/>4.3.14 Lock/Reserve Command<text:tab/>4</text:p>
          <text:p text:style-name="P18"><text:s/>4.3.15 Lock/Reserve Reply<text:tab/>5</text:p>
          <text:p text:style-name="P18"><text:s/>4.3.16 Get Unique ID Command<text:tab/>5</text:p>
          <text:p text:style-name="P18"><text:s/>4.3.17 Get Unique ID Reply<text:tab/>5</text:p>
          <text:p text:style-name="P18"><text:s/>4.3.18 Indicate Command<text:tab/>5</text:p>
          <text:p text:style-name="P18"><text:s/>4.3.19 Update Complete Command<text:tab/>5</text:p>
          <text:p text:style-name="P18"><text:s/>4.3.20 Reset/Reboot Command<text:tab/>5</text:p>
          <text:p text:style-name="P18"><text:s/>4.3.21 Reinitialize/Factory Reset Command<text:tab/>5</text:p>
          <text:p text:style-name="P17"><text:s/>4.4 Operations<text:tab/>5</text:p>
          <text:p text:style-name="P18"><text:s/>4.4.1 Read, Read-Reply<text:tab/>5</text:p>
          <text:p text:style-name="P18"><text:s/>4.4.2 Write, Write-Reply<text:tab/>6</text:p>
          <text:p text:style-name="P18"><text:s/>4.4.3 Get Configuration Options Reply<text:tab/>6</text:p>
          <text:p text:style-name="P18"><text:s/>4.4.4 Get Address Space Information Reply<text:tab/>7</text:p>
          <text:p text:style-name="P18"><text:s/>4.4.5 Lock/Reserve and Freeze/Unfreeze<text:tab/>8</text:p>
          <text:p text:style-name="P18"><text:s/>4.4.6 Get Unique EventID<text:tab/>8</text:p>
          <text:p text:style-name="P18"><text:s/>4.4.7 Update Complete/Reset/Reboot/Reinitialize<text:tab/>8</text:p>
          <text:p text:style-name="P18"><text:s/>4.4.8 Indicate<text:tab/>9</text:p>
        </text:index-body>
      </text:table-of-conten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F" svg:font-family="" style:font-family-generic="roman"/>
    <style:font-face style:name="Times New Roman1" svg:font-family="'Times New Roman'" style:font-family-generic="roman"/>
    <style:font-face style:name=".Helvetica Neue DeskInterface" svg:font-family="'.Helvetica Neue DeskInterfac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0" draw:name="PowerPlusWaterMarkObject3" draw:style-name="Mgr1" draw:text-style-name="MP3" svg:width="6.5461in" svg:height="2.6185in" draw:transform="skewX (-6.73624118882306E-017) rotate (0.7853981633973) translate (0.177083333333333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Standard</text:p>
      </style:header>
      <style:footer>
        <text:p text:style-name="MP4"><text:span text:style-name="Page_20_Number"><text:span text:style-name="MT2">Copyright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1</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span text:style-name="Page_20_Number"><text:span text:style-name="MT2"><text:date style:data-style-name="N75" text:date-value="2014-09-22T08:38:25">Sep 22, 2014</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4-09-22T08:38:25">Sep 22, 2014</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1</text:page-count></text:span></text:span><text:span text:style-name="Page_20_Number"><text:span text:style-name="MT4"> - </text:span></text:span><text:span text:style-name="Page_20_Number"><text:span text:style-name="MT2"><text:date style:data-style-name="N75" text:date-value="2014-09-22T08:38:25">Sep 22, 2014</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title) Standard</dc:title>
    <meta:initial-creator>Alex Shepherd</meta:initial-creator>
    <meta:creation-date>2009-01-22T07:11:27</meta:creation-date>
    <meta:editing-cycles>133</meta:editing-cycles>
    <meta:editing-duration>PT18H34M46S</meta:editing-duration>
    <meta:generator>OpenOffice/4.1.1$Unix OpenOffice.org_project/411m6$Build-9775</meta:generator>
    <dc:date>2014-09-22T08:38:25</dc:date>
    <dc:creator>D.E. Goodman-Wilson</dc:creator>
    <meta:document-statistic meta:table-count="24" meta:image-count="1" meta:object-count="0" meta:page-count="11" meta:paragraph-count="501" meta:word-count="3667" meta:character-count="21028"/>
    <meta:user-defined meta:name="Info 1"/>
    <meta:user-defined meta:name="Info 2"/>
    <meta:user-defined meta:name="Info 3"/>
    <meta:user-defined meta:name="Info 4"/>
  </office:meta>
</office:document-meta>
</file>